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C0000000BB9379510DC0A1CBF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5.921cm" fo:margin-left="0cm" fo:margin-right="0cm" fo:margin-top="0cm" fo:margin-bottom="0cm" table:align="margins" style:writing-mode="lr-tb"/>
    </style:style>
    <style:style style:name="Tabela1.A" style:family="table-column">
      <style:table-column-properties style:column-width="2.163cm" style:rel-column-width="8899*"/>
    </style:style>
    <style:style style:name="Tabela1.B" style:family="table-column">
      <style:table-column-properties style:column-width="13.758cm" style:rel-column-width="56636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middle" fo:padding="0.026cm" fo:border="2.25pt outset #00000a"/>
    </style:style>
    <style:style style:name="Tabela1.A308" style:family="table-cell">
      <style:table-cell-properties style:vertical-align="middle" fo:padding="0.026cm" fo:border-left="2.25pt outset #00000a" fo:border-right="2.25pt outset #00000a" fo:border-top="none" fo:border-bottom="2.25pt outset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style:line-height-at-least="0.423cm"/>
    </style:style>
    <style:style style:name="P3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style:font-name-asian="Times New Roman" style:font-size-asian="10pt" style:font-name-complex="Arial1" style:font-size-complex="10pt"/>
    </style:style>
    <style:style style:name="P4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0cea5e" officeooo:paragraph-rsid="000cea5e" style:font-name-asian="Times New Roman" style:font-size-asian="10pt" style:font-name-complex="Arial1" style:font-size-complex="10pt"/>
    </style:style>
    <style:style style:name="P5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0cea5e" officeooo:paragraph-rsid="00191d73" style:font-name-asian="Times New Roman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0fec67" officeooo:paragraph-rsid="000fec67" style:font-name-asian="Times New Roman" style:font-size-asian="10pt" style:font-name-complex="Arial1" style:font-size-complex="10pt"/>
    </style:style>
    <style:style style:name="P7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0fec67" officeooo:paragraph-rsid="00150426" style:font-name-asian="Times New Roman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0fec67" officeooo:paragraph-rsid="0015fed1" style:font-name-asian="Times New Roman" style:font-size-asian="10pt" style:font-name-complex="Arial1" style:font-size-complex="10pt"/>
    </style:style>
    <style:style style:name="P9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0fec67" officeooo:paragraph-rsid="00191d73" style:font-name-asian="Times New Roman" style:font-size-asian="10pt" style:font-name-complex="Arial1" style:font-size-complex="10pt"/>
    </style:style>
    <style:style style:name="P10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12248d" officeooo:paragraph-rsid="0012248d" style:font-name-asian="Times New Roman" style:font-size-asian="10pt" style:font-name-complex="Arial1" style:font-size-complex="10pt"/>
    </style:style>
    <style:style style:name="P11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12248d" officeooo:paragraph-rsid="0014ae52" style:font-name-asian="Times New Roman" style:font-size-asian="10pt" style:font-name-complex="Arial1" style:font-size-complex="10pt"/>
    </style:style>
    <style:style style:name="P12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12248d" officeooo:paragraph-rsid="00191d73" style:font-name-asian="Times New Roman" style:font-size-asian="10pt" style:font-name-complex="Arial1" style:font-size-complex="10pt"/>
    </style:style>
    <style:style style:name="P13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150426" officeooo:paragraph-rsid="00150426" style:font-name-asian="Times New Roman" style:font-size-asian="10pt" style:font-name-complex="Arial1" style:font-size-complex="10pt"/>
    </style:style>
    <style:style style:name="P14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16875a" officeooo:paragraph-rsid="0016875a" style:font-name-asian="Times New Roman" style:font-size-asian="10pt" style:font-name-complex="Arial1" style:font-size-complex="10pt"/>
    </style:style>
    <style:style style:name="P15" style:family="paragraph" style:parent-style-name="Standard">
      <style:paragraph-properties fo:margin-top="0cm" fo:margin-bottom="0cm" loext:contextual-spacing="false" style:line-height-at-least="0.423cm"/>
      <style:text-properties fo:color="#000000" style:font-name="Arial" fo:font-size="10pt" officeooo:rsid="001c38b9" officeooo:paragraph-rsid="001c38b9" style:font-name-asian="Times New Roman" style:font-size-asian="10pt" style:font-name-complex="Arial1" style:font-size-complex="10pt"/>
    </style:style>
    <style:style style:name="T1" style:family="text">
      <style:text-properties fo:color="#000000" style:font-name="Arial" fo:font-size="10pt" style:font-name-asian="Times New Roman" style:font-size-asian="10pt" style:font-name-complex="Arial1" style:font-size-complex="10pt"/>
    </style:style>
    <style:style style:name="T2" style:family="text">
      <style:text-properties fo:color="#000000" style:font-name="Arial" fo:font-size="10pt" officeooo:rsid="000cea5e" style:font-name-asian="Times New Roman" style:font-size-asian="10pt" style:font-name-complex="Arial1" style:font-size-complex="10pt"/>
    </style:style>
    <style:style style:name="T3" style:family="text">
      <style:text-properties officeooo:rsid="0010695a"/>
    </style:style>
    <style:style style:name="T4" style:family="text">
      <style:text-properties officeooo:rsid="0013f2d9"/>
    </style:style>
    <style:style style:name="T5" style:family="text">
      <style:text-properties officeooo:rsid="00149f0d"/>
    </style:style>
    <style:style style:name="T6" style:family="text">
      <style:text-properties officeooo:rsid="0014ae52"/>
    </style:style>
    <style:style style:name="T7" style:family="text">
      <style:text-properties officeooo:rsid="00150426"/>
    </style:style>
    <style:style style:name="T8" style:family="text">
      <style:text-properties officeooo:rsid="00175484"/>
    </style:style>
    <style:style style:name="T9" style:family="text">
      <style:text-properties officeooo:rsid="00191d73"/>
    </style:style>
    <style:style style:name="T10" style:family="text">
      <style:text-properties officeooo:rsid="001a4a79"/>
    </style:style>
    <style:style style:name="T11" style:family="text">
      <style:text-properties officeooo:rsid="001c38b9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ragraph" draw:opacity="0%" fo:padding="0cm" fo:border="none" loext:rel-width-rel="paragraph"/>
    </style:style>
    <style:style style:name="fr2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mka1" text:anchor-type="paragraph" svg:x="-0.092cm" svg:y="0.002cm" svg:width="0.041cm" style:rel-width="100%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3">0</text:p></table:table-cell><table:table-cell table:style-name="Tabela1.A1" office:value-type="string"><text:p text:style-name="P3">Pikeman </text:p></table:table-cell></table:table-row><table:table-row table:style-name="Tabela1.1"><table:table-cell table:style-name="Tabela1.A1" office:value-type="string"><text:p text:style-name="P3">1</text:p></table:table-cell><table:table-cell table:style-name="Tabela1.A1" office:value-type="string"><text:p text:style-name="P3">Halberdier </text:p></table:table-cell></table:table-row><table:table-row table:style-name="Tabela1.1"><table:table-cell table:style-name="Tabela1.A1" office:value-type="string"><text:p text:style-name="P3">2</text:p></table:table-cell><table:table-cell table:style-name="Tabela1.A1" office:value-type="string"><text:p text:style-name="P3">Archer </text:p></table:table-cell></table:table-row><table:table-row table:style-name="Tabela1.1"><table:table-cell table:style-name="Tabela1.A1" office:value-type="string"><text:p text:style-name="P3">3</text:p></table:table-cell><table:table-cell table:style-name="Tabela1.A1" office:value-type="string"><text:p text:style-name="P3">Marksman </text:p></table:table-cell></table:table-row><table:table-row table:style-name="Tabela1.1"><table:table-cell table:style-name="Tabela1.A1" office:value-type="string"><text:p text:style-name="P3">4</text:p></table:table-cell><table:table-cell table:style-name="Tabela1.A1" office:value-type="string"><text:p text:style-name="P3">Griffin </text:p></table:table-cell></table:table-row><table:table-row table:style-name="Tabela1.1"><table:table-cell table:style-name="Tabela1.A1" office:value-type="string"><text:p text:style-name="P3">5</text:p></table:table-cell><table:table-cell table:style-name="Tabela1.A1" office:value-type="string"><text:p text:style-name="P3">Royal Griffin </text:p></table:table-cell></table:table-row><table:table-row table:style-name="Tabela1.1"><table:table-cell table:style-name="Tabela1.A1" office:value-type="string"><text:p text:style-name="P3">6</text:p></table:table-cell><table:table-cell table:style-name="Tabela1.A1" office:value-type="string"><text:p text:style-name="P3">Swordsman </text:p></table:table-cell></table:table-row><table:table-row table:style-name="Tabela1.1"><table:table-cell table:style-name="Tabela1.A1" office:value-type="string"><text:p text:style-name="P3">7</text:p></table:table-cell><table:table-cell table:style-name="Tabela1.A1" office:value-type="string"><text:p text:style-name="P3">Crusader </text:p></table:table-cell></table:table-row><table:table-row table:style-name="Tabela1.1"><table:table-cell table:style-name="Tabela1.A1" office:value-type="string"><text:p text:style-name="P3">8</text:p></table:table-cell><table:table-cell table:style-name="Tabela1.A1" office:value-type="string"><text:p text:style-name="P3">Monk </text:p></table:table-cell></table:table-row><table:table-row table:style-name="Tabela1.1"><table:table-cell table:style-name="Tabela1.A1" office:value-type="string"><text:p text:style-name="P3">9</text:p></table:table-cell><table:table-cell table:style-name="Tabela1.A1" office:value-type="string"><text:p text:style-name="P3">Zealot </text:p></table:table-cell></table:table-row><table:table-row table:style-name="Tabela1.1"><table:table-cell table:style-name="Tabela1.A1" office:value-type="string"><text:p text:style-name="P3">10</text:p></table:table-cell><table:table-cell table:style-name="Tabela1.A1" office:value-type="string"><text:p text:style-name="P3">Cavalier </text:p></table:table-cell></table:table-row><table:table-row table:style-name="Tabela1.1"><table:table-cell table:style-name="Tabela1.A1" office:value-type="string"><text:p text:style-name="P3">11</text:p></table:table-cell><table:table-cell table:style-name="Tabela1.A1" office:value-type="string"><text:p text:style-name="P3">Champion </text:p></table:table-cell></table:table-row><table:table-row table:style-name="Tabela1.1"><table:table-cell table:style-name="Tabela1.A1" office:value-type="string"><text:p text:style-name="P3">12</text:p></table:table-cell><table:table-cell table:style-name="Tabela1.A1" office:value-type="string"><text:p text:style-name="P3">Angel </text:p></table:table-cell></table:table-row><table:table-row table:style-name="Tabela1.1"><table:table-cell table:style-name="Tabela1.A1" office:value-type="string"><text:p text:style-name="P3">13</text:p></table:table-cell><table:table-cell table:style-name="Tabela1.A1" office:value-type="string"><text:p text:style-name="P3">Archangel </text:p></table:table-cell></table:table-row><table:table-row table:style-name="Tabela1.1"><table:table-cell table:style-name="Tabela1.A1" office:value-type="string"><text:p text:style-name="P3">14</text:p></table:table-cell><table:table-cell table:style-name="Tabela1.A1" office:value-type="string"><text:p text:style-name="P3">Centaur </text:p></table:table-cell></table:table-row><table:table-row table:style-name="Tabela1.1"><table:table-cell table:style-name="Tabela1.A1" office:value-type="string"><text:p text:style-name="P3">15</text:p></table:table-cell><table:table-cell table:style-name="Tabela1.A1" office:value-type="string"><text:p text:style-name="P3">Centaur Captain </text:p></table:table-cell></table:table-row><table:table-row table:style-name="Tabela1.1"><table:table-cell table:style-name="Tabela1.A1" office:value-type="string"><text:p text:style-name="P3">16</text:p></table:table-cell><table:table-cell table:style-name="Tabela1.A1" office:value-type="string"><text:p text:style-name="P3">Dwarf </text:p></table:table-cell></table:table-row><table:table-row table:style-name="Tabela1.1"><table:table-cell table:style-name="Tabela1.A1" office:value-type="string"><text:p text:style-name="P3">17</text:p></table:table-cell><table:table-cell table:style-name="Tabela1.A1" office:value-type="string"><text:p text:style-name="P3">Battle Dwarf </text:p></table:table-cell></table:table-row><table:table-row table:style-name="Tabela1.1"><table:table-cell table:style-name="Tabela1.A1" office:value-type="string"><text:p text:style-name="P3">18</text:p></table:table-cell><table:table-cell table:style-name="Tabela1.A1" office:value-type="string"><text:p text:style-name="P3">Wood Elf </text:p></table:table-cell></table:table-row><table:table-row table:style-name="Tabela1.1"><table:table-cell table:style-name="Tabela1.A1" office:value-type="string"><text:p text:style-name="P3">19</text:p></table:table-cell><table:table-cell table:style-name="Tabela1.A1" office:value-type="string"><text:p text:style-name="P3">Grand Elf </text:p></table:table-cell></table:table-row><table:table-row table:style-name="Tabela1.1"><table:table-cell table:style-name="Tabela1.A1" office:value-type="string"><text:p text:style-name="P3">20</text:p></table:table-cell><table:table-cell table:style-name="Tabela1.A1" office:value-type="string"><text:p text:style-name="P3">Pegasus </text:p></table:table-cell></table:table-row><table:table-row table:style-name="Tabela1.1"><table:table-cell table:style-name="Tabela1.A1" office:value-type="string"><text:p text:style-name="P3">21</text:p></table:table-cell><table:table-cell table:style-name="Tabela1.A1" office:value-type="string"><text:p text:style-name="P3">Silver Pegasus </text:p></table:table-cell></table:table-row><table:table-row table:style-name="Tabela1.1"><table:table-cell table:style-name="Tabela1.A1" office:value-type="string"><text:p text:style-name="P3">22</text:p></table:table-cell><table:table-cell table:style-name="Tabela1.A1" office:value-type="string"><text:p text:style-name="P3">Dendroid Guard </text:p></table:table-cell></table:table-row><table:table-row table:style-name="Tabela1.1"><table:table-cell table:style-name="Tabela1.A1" office:value-type="string"><text:p text:style-name="P3">23</text:p></table:table-cell><table:table-cell table:style-name="Tabela1.A1" office:value-type="string"><text:p text:style-name="P3">Dendroid Soldier </text:p></table:table-cell></table:table-row><table:table-row table:style-name="Tabela1.1"><table:table-cell table:style-name="Tabela1.A1" office:value-type="string"><text:p text:style-name="P3">24</text:p></table:table-cell><table:table-cell table:style-name="Tabela1.A1" office:value-type="string"><text:p text:style-name="P3">Unicorn </text:p></table:table-cell></table:table-row><table:table-row table:style-name="Tabela1.1"><table:table-cell table:style-name="Tabela1.A1" office:value-type="string"><text:p text:style-name="P3">25</text:p></table:table-cell><table:table-cell table:style-name="Tabela1.A1" office:value-type="string"><text:p text:style-name="P3">War Unicorn </text:p></table:table-cell></table:table-row><table:table-row table:style-name="Tabela1.1"><table:table-cell table:style-name="Tabela1.A1" office:value-type="string"><text:p text:style-name="P3">26</text:p></table:table-cell><table:table-cell table:style-name="Tabela1.A1" office:value-type="string"><text:p text:style-name="P3">Green Dragon </text:p></table:table-cell></table:table-row><table:table-row table:style-name="Tabela1.1"><table:table-cell table:style-name="Tabela1.A1" office:value-type="string"><text:p text:style-name="P3">27</text:p></table:table-cell><table:table-cell table:style-name="Tabela1.A1" office:value-type="string"><text:p text:style-name="P3">Gold Dragon </text:p></table:table-cell></table:table-row><table:table-row table:style-name="Tabela1.1"><table:table-cell table:style-name="Tabela1.A1" office:value-type="string"><text:p text:style-name="P3">28</text:p></table:table-cell><table:table-cell table:style-name="Tabela1.A1" office:value-type="string"><text:p text:style-name="P3">Gremlin </text:p></table:table-cell></table:table-row><table:table-row table:style-name="Tabela1.1"><table:table-cell table:style-name="Tabela1.A1" office:value-type="string"><text:p text:style-name="P3">29</text:p></table:table-cell><table:table-cell table:style-name="Tabela1.A1" office:value-type="string"><text:p text:style-name="P3">Master Gremlin </text:p></table:table-cell></table:table-row><table:table-row table:style-name="Tabela1.1"><table:table-cell table:style-name="Tabela1.A1" office:value-type="string"><text:p text:style-name="P3">30</text:p></table:table-cell><table:table-cell table:style-name="Tabela1.A1" office:value-type="string"><text:p text:style-name="P3">Stone Gargoyle </text:p></table:table-cell></table:table-row><table:table-row table:style-name="Tabela1.1"><table:table-cell table:style-name="Tabela1.A1" office:value-type="string"><text:p text:style-name="P3">31</text:p></table:table-cell><table:table-cell table:style-name="Tabela1.A1" office:value-type="string"><text:p text:style-name="P3">Obsidian Gargoyle </text:p></table:table-cell></table:table-row><table:table-row table:style-name="Tabela1.1"><table:table-cell table:style-name="Tabela1.A1" office:value-type="string"><text:p text:style-name="P3">32</text:p></table:table-cell><table:table-cell table:style-name="Tabela1.A1" office:value-type="string"><text:p text:style-name="P3">Stone Golem </text:p></table:table-cell></table:table-row><table:table-row table:style-name="Tabela1.1"><table:table-cell table:style-name="Tabela1.A1" office:value-type="string"><text:p text:style-name="P3">33</text:p></table:table-cell><table:table-cell table:style-name="Tabela1.A1" office:value-type="string"><text:p text:style-name="P3">Iron Golem </text:p></table:table-cell></table:table-row><table:table-row table:style-name="Tabela1.1"><table:table-cell table:style-name="Tabela1.A1" office:value-type="string"><text:p text:style-name="P3">34</text:p></table:table-cell><table:table-cell table:style-name="Tabela1.A1" office:value-type="string"><text:p text:style-name="P3">Mage </text:p></table:table-cell></table:table-row><table:table-row table:style-name="Tabela1.1"><table:table-cell table:style-name="Tabela1.A1" office:value-type="string"><text:p text:style-name="P3">35</text:p></table:table-cell><table:table-cell table:style-name="Tabela1.A1" office:value-type="string"><text:p text:style-name="P3">Arch Mage </text:p></table:table-cell></table:table-row><table:table-row table:style-name="Tabela1.1"><table:table-cell table:style-name="Tabela1.A1" office:value-type="string"><text:p text:style-name="P3">36</text:p></table:table-cell><table:table-cell table:style-name="Tabela1.A1" office:value-type="string"><text:p text:style-name="P3">Genie </text:p></table:table-cell></table:table-row><table:table-row table:style-name="Tabela1.1"><table:table-cell table:style-name="Tabela1.A1" office:value-type="string"><text:p text:style-name="P3">37</text:p></table:table-cell><table:table-cell table:style-name="Tabela1.A1" office:value-type="string"><text:p text:style-name="P3">Master Genie </text:p></table:table-cell></table:table-row><table:table-row table:style-name="Tabela1.1"><table:table-cell table:style-name="Tabela1.A1" office:value-type="string"><text:p text:style-name="P3">38</text:p></table:table-cell><table:table-cell table:style-name="Tabela1.A1" office:value-type="string"><text:p text:style-name="P3">Naga </text:p></table:table-cell></table:table-row><table:table-row table:style-name="Tabela1.1"><table:table-cell table:style-name="Tabela1.A1" office:value-type="string"><text:p text:style-name="P3">39</text:p></table:table-cell><table:table-cell table:style-name="Tabela1.A1" office:value-type="string"><text:p text:style-name="P3">Naga Queen </text:p></table:table-cell></table:table-row><table:table-row table:style-name="Tabela1.1"><table:table-cell table:style-name="Tabela1.A1" office:value-type="string"><text:p text:style-name="P3">40</text:p></table:table-cell><table:table-cell table:style-name="Tabela1.A1" office:value-type="string"><text:p text:style-name="P3">Giant </text:p></table:table-cell></table:table-row><table:table-row table:style-name="Tabela1.1"><table:table-cell table:style-name="Tabela1.A1" office:value-type="string"><text:p text:style-name="P3">41</text:p></table:table-cell><table:table-cell table:style-name="Tabela1.A1" office:value-type="string"><text:p text:style-name="P3">Titan </text:p></table:table-cell></table:table-row><table:table-row table:style-name="Tabela1.1"><table:table-cell table:style-name="Tabela1.A1" office:value-type="string"><text:p text:style-name="P3">42</text:p></table:table-cell><table:table-cell table:style-name="Tabela1.A1" office:value-type="string"><text:p text:style-name="P3">Imp </text:p></table:table-cell></table:table-row><table:table-row table:style-name="Tabela1.1"><table:table-cell table:style-name="Tabela1.A1" office:value-type="string"><text:p text:style-name="P3">43</text:p></table:table-cell><table:table-cell table:style-name="Tabela1.A1" office:value-type="string"><text:p text:style-name="P3">Familiar </text:p></table:table-cell></table:table-row><table:table-row table:style-name="Tabela1.1"><table:table-cell table:style-name="Tabela1.A1" office:value-type="string"><text:p text:style-name="P3">44</text:p></table:table-cell><table:table-cell table:style-name="Tabela1.A1" office:value-type="string"><text:p text:style-name="P3">Gog </text:p></table:table-cell></table:table-row><table:table-row table:style-name="Tabela1.1"><table:table-cell table:style-name="Tabela1.A1" office:value-type="string"><text:p text:style-name="P3">45</text:p></table:table-cell><table:table-cell table:style-name="Tabela1.A1" office:value-type="string"><text:p text:style-name="P3">Magog </text:p></table:table-cell></table:table-row><table:table-row table:style-name="Tabela1.1"><table:table-cell table:style-name="Tabela1.A1" office:value-type="string"><text:p text:style-name="P3">46</text:p></table:table-cell><table:table-cell table:style-name="Tabela1.A1" office:value-type="string"><text:p text:style-name="P3">Hell Hound </text:p></table:table-cell></table:table-row><table:table-row table:style-name="Tabela1.1"><table:table-cell table:style-name="Tabela1.A1" office:value-type="string"><text:p text:style-name="P3">47</text:p></table:table-cell><table:table-cell table:style-name="Tabela1.A1" office:value-type="string"><text:p text:style-name="P3">Cerberus </text:p></table:table-cell></table:table-row><table:table-row table:style-name="Tabela1.1"><table:table-cell table:style-name="Tabela1.A1" office:value-type="string"><text:p text:style-name="P3">48</text:p></table:table-cell><table:table-cell table:style-name="Tabela1.A1" office:value-type="string"><text:p text:style-name="P3">Demon </text:p></table:table-cell></table:table-row><table:table-row table:style-name="Tabela1.1"><table:table-cell table:style-name="Tabela1.A1" office:value-type="string"><text:p text:style-name="P3">49</text:p></table:table-cell><table:table-cell table:style-name="Tabela1.A1" office:value-type="string"><text:p text:style-name="P3">Horned Demon </text:p></table:table-cell></table:table-row><table:table-row table:style-name="Tabela1.1"><table:table-cell table:style-name="Tabela1.A1" office:value-type="string"><text:p text:style-name="P3">50</text:p></table:table-cell><table:table-cell table:style-name="Tabela1.A1" office:value-type="string"><text:p text:style-name="P3">Pit Fiend </text:p></table:table-cell></table:table-row><table:table-row table:style-name="Tabela1.1"><table:table-cell table:style-name="Tabela1.A1" office:value-type="string"><text:p text:style-name="P3">51</text:p></table:table-cell><table:table-cell table:style-name="Tabela1.A1" office:value-type="string"><text:p text:style-name="P3">Pit Lord </text:p></table:table-cell></table:table-row><table:table-row table:style-name="Tabela1.1"><table:table-cell table:style-name="Tabela1.A1" office:value-type="string"><text:p text:style-name="P3">52</text:p></table:table-cell><table:table-cell table:style-name="Tabela1.A1" office:value-type="string"><text:p text:style-name="P3">Efreeti </text:p></table:table-cell></table:table-row><table:table-row table:style-name="Tabela1.1"><table:table-cell table:style-name="Tabela1.A1" office:value-type="string"><text:p text:style-name="P3">53</text:p></table:table-cell><table:table-cell table:style-name="Tabela1.A1" office:value-type="string"><text:p text:style-name="P3">Efreet Sultan </text:p></table:table-cell></table:table-row><table:table-row table:style-name="Tabela1.1"><table:table-cell table:style-name="Tabela1.A1" office:value-type="string"><text:p text:style-name="P3">54</text:p></table:table-cell><table:table-cell table:style-name="Tabela1.A1" office:value-type="string"><text:p text:style-name="P3">Devil </text:p></table:table-cell></table:table-row><table:table-row table:style-name="Tabela1.1"><table:table-cell table:style-name="Tabela1.A1" office:value-type="string"><text:p text:style-name="P3">55</text:p></table:table-cell><table:table-cell table:style-name="Tabela1.A1" office:value-type="string"><text:p text:style-name="P3">Arch Devil </text:p></table:table-cell></table:table-row><table:table-row table:style-name="Tabela1.1"><table:table-cell table:style-name="Tabela1.A1" office:value-type="string"><text:p text:style-name="P3">56</text:p></table:table-cell><table:table-cell table:style-name="Tabela1.A1" office:value-type="string"><text:p text:style-name="P3">Skeleton </text:p></table:table-cell></table:table-row><table:table-row table:style-name="Tabela1.1"><table:table-cell table:style-name="Tabela1.A1" office:value-type="string"><text:p text:style-name="P3">57</text:p></table:table-cell><table:table-cell table:style-name="Tabela1.A1" office:value-type="string"><text:p text:style-name="P3">Skeleton Warrior </text:p></table:table-cell></table:table-row><table:table-row table:style-name="Tabela1.1"><table:table-cell table:style-name="Tabela1.A1" office:value-type="string"><text:p text:style-name="P3">58</text:p></table:table-cell><table:table-cell table:style-name="Tabela1.A1" office:value-type="string"><text:p text:style-name="P3">Walking Dead </text:p></table:table-cell></table:table-row><table:table-row table:style-name="Tabela1.1"><table:table-cell table:style-name="Tabela1.A1" office:value-type="string"><text:p text:style-name="P3">59</text:p></table:table-cell><table:table-cell table:style-name="Tabela1.A1" office:value-type="string"><text:p text:style-name="P3">Zombie </text:p></table:table-cell></table:table-row><table:table-row table:style-name="Tabela1.1"><table:table-cell table:style-name="Tabela1.A1" office:value-type="string"><text:p text:style-name="P3">60</text:p></table:table-cell><table:table-cell table:style-name="Tabela1.A1" office:value-type="string"><text:p text:style-name="P3">Wight </text:p></table:table-cell></table:table-row><table:table-row table:style-name="Tabela1.1"><table:table-cell table:style-name="Tabela1.A1" office:value-type="string"><text:p text:style-name="P3">61</text:p></table:table-cell><table:table-cell table:style-name="Tabela1.A1" office:value-type="string"><text:p text:style-name="P3">Wraith </text:p></table:table-cell></table:table-row><table:table-row table:style-name="Tabela1.1"><table:table-cell table:style-name="Tabela1.A1" office:value-type="string"><text:p text:style-name="P3">62</text:p></table:table-cell><table:table-cell table:style-name="Tabela1.A1" office:value-type="string"><text:p text:style-name="P3">Vampire </text:p></table:table-cell></table:table-row><table:table-row table:style-name="Tabela1.1"><table:table-cell table:style-name="Tabela1.A1" office:value-type="string"><text:p text:style-name="P3">63</text:p></table:table-cell><table:table-cell table:style-name="Tabela1.A1" office:value-type="string"><text:p text:style-name="P3">Vampire Lord </text:p></table:table-cell></table:table-row><table:table-row table:style-name="Tabela1.1"><table:table-cell table:style-name="Tabela1.A1" office:value-type="string"><text:p text:style-name="P3">64</text:p></table:table-cell><table:table-cell table:style-name="Tabela1.A1" office:value-type="string"><text:p text:style-name="P3">Lich </text:p></table:table-cell></table:table-row><table:table-row table:style-name="Tabela1.1"><table:table-cell table:style-name="Tabela1.A1" office:value-type="string"><text:p text:style-name="P3">65</text:p></table:table-cell><table:table-cell table:style-name="Tabela1.A1" office:value-type="string"><text:p text:style-name="P3">Power Lich </text:p></table:table-cell></table:table-row><table:table-row table:style-name="Tabela1.1"><table:table-cell table:style-name="Tabela1.A1" office:value-type="string"><text:p text:style-name="P3">66</text:p></table:table-cell><table:table-cell table:style-name="Tabela1.A1" office:value-type="string"><text:p text:style-name="P3">Black Knight </text:p></table:table-cell></table:table-row><table:table-row table:style-name="Tabela1.1"><table:table-cell table:style-name="Tabela1.A1" office:value-type="string"><text:p text:style-name="P3">67</text:p></table:table-cell><table:table-cell table:style-name="Tabela1.A1" office:value-type="string"><text:p text:style-name="P3">Dread Knight </text:p></table:table-cell></table:table-row><table:table-row table:style-name="Tabela1.1"><table:table-cell table:style-name="Tabela1.A1" office:value-type="string"><text:p text:style-name="P3">68</text:p></table:table-cell><table:table-cell table:style-name="Tabela1.A1" office:value-type="string"><text:p text:style-name="P3">Bone Dragon </text:p></table:table-cell></table:table-row><table:table-row table:style-name="Tabela1.1"><table:table-cell table:style-name="Tabela1.A1" office:value-type="string"><text:p text:style-name="P3">69</text:p></table:table-cell><table:table-cell table:style-name="Tabela1.A1" office:value-type="string"><text:p text:style-name="P3">Ghost Dragon </text:p></table:table-cell></table:table-row><table:table-row table:style-name="Tabela1.1"><table:table-cell table:style-name="Tabela1.A1" office:value-type="string"><text:p text:style-name="P3">70</text:p></table:table-cell><table:table-cell table:style-name="Tabela1.A1" office:value-type="string"><text:p text:style-name="P3">Troglodyte </text:p></table:table-cell></table:table-row><table:table-row table:style-name="Tabela1.1"><table:table-cell table:style-name="Tabela1.A1" office:value-type="string"><text:p text:style-name="P3">71</text:p></table:table-cell><table:table-cell table:style-name="Tabela1.A1" office:value-type="string"><text:p text:style-name="P3">Infernal Troglodyte </text:p></table:table-cell></table:table-row><table:table-row table:style-name="Tabela1.1"><table:table-cell table:style-name="Tabela1.A1" office:value-type="string"><text:p text:style-name="P3">72</text:p></table:table-cell><table:table-cell table:style-name="Tabela1.A1" office:value-type="string"><text:p text:style-name="P3">Harpy </text:p></table:table-cell></table:table-row><table:table-row table:style-name="Tabela1.1"><table:table-cell table:style-name="Tabela1.A1" office:value-type="string"><text:p text:style-name="P3">73</text:p></table:table-cell><table:table-cell table:style-name="Tabela1.A1" office:value-type="string"><text:p text:style-name="P3">Harpy Hag </text:p></table:table-cell></table:table-row><table:table-row table:style-name="Tabela1.1"><table:table-cell table:style-name="Tabela1.A1" office:value-type="string"><text:p text:style-name="P3">74</text:p></table:table-cell><table:table-cell table:style-name="Tabela1.A1" office:value-type="string"><text:p text:style-name="P3">Beholder </text:p></table:table-cell></table:table-row><table:table-row table:style-name="Tabela1.1"><table:table-cell table:style-name="Tabela1.A1" office:value-type="string"><text:p text:style-name="P3">75</text:p></table:table-cell><table:table-cell table:style-name="Tabela1.A1" office:value-type="string"><text:p text:style-name="P3">Evil Eye </text:p></table:table-cell></table:table-row><table:table-row table:style-name="Tabela1.1"><table:table-cell table:style-name="Tabela1.A1" office:value-type="string"><text:p text:style-name="P3">76</text:p></table:table-cell><table:table-cell table:style-name="Tabela1.A1" office:value-type="string"><text:p text:style-name="P3">Medusa </text:p></table:table-cell></table:table-row><table:table-row table:style-name="Tabela1.1"><table:table-cell table:style-name="Tabela1.A1" office:value-type="string"><text:p text:style-name="P3">77</text:p></table:table-cell><table:table-cell table:style-name="Tabela1.A1" office:value-type="string"><text:p text:style-name="P3">Medusa Queen </text:p></table:table-cell></table:table-row><table:table-row table:style-name="Tabela1.1"><table:table-cell table:style-name="Tabela1.A1" office:value-type="string"><text:p text:style-name="P3">78</text:p></table:table-cell><table:table-cell table:style-name="Tabela1.A1" office:value-type="string"><text:p text:style-name="P3">Minotaur </text:p></table:table-cell></table:table-row><table:table-row table:style-name="Tabela1.1"><table:table-cell table:style-name="Tabela1.A1" office:value-type="string"><text:p text:style-name="P3">79</text:p></table:table-cell><table:table-cell table:style-name="Tabela1.A1" office:value-type="string"><text:p text:style-name="P3">Minotaur King </text:p></table:table-cell></table:table-row><table:table-row table:style-name="Tabela1.1"><table:table-cell table:style-name="Tabela1.A1" office:value-type="string"><text:p text:style-name="P3">80</text:p></table:table-cell><table:table-cell table:style-name="Tabela1.A1" office:value-type="string"><text:p text:style-name="P3">Manticore </text:p></table:table-cell></table:table-row><table:table-row table:style-name="Tabela1.1"><table:table-cell table:style-name="Tabela1.A1" office:value-type="string"><text:p text:style-name="P3">81</text:p></table:table-cell><table:table-cell table:style-name="Tabela1.A1" office:value-type="string"><text:p text:style-name="P3">Scorpicore </text:p></table:table-cell></table:table-row><table:table-row table:style-name="Tabela1.1"><table:table-cell table:style-name="Tabela1.A1" office:value-type="string"><text:p text:style-name="P3">82</text:p></table:table-cell><table:table-cell table:style-name="Tabela1.A1" office:value-type="string"><text:p text:style-name="P3">Red Dragon </text:p></table:table-cell></table:table-row><table:table-row table:style-name="Tabela1.1"><table:table-cell table:style-name="Tabela1.A1" office:value-type="string"><text:p text:style-name="P3">83</text:p></table:table-cell><table:table-cell table:style-name="Tabela1.A1" office:value-type="string"><text:p text:style-name="P3">Black Dragon </text:p></table:table-cell></table:table-row><table:table-row table:style-name="Tabela1.1"><table:table-cell table:style-name="Tabela1.A1" office:value-type="string"><text:p text:style-name="P3">84</text:p></table:table-cell><table:table-cell table:style-name="Tabela1.A1" office:value-type="string"><text:p text:style-name="P3">Goblin </text:p></table:table-cell></table:table-row><table:table-row table:style-name="Tabela1.1"><table:table-cell table:style-name="Tabela1.A1" office:value-type="string"><text:p text:style-name="P3">85</text:p></table:table-cell><table:table-cell table:style-name="Tabela1.A1" office:value-type="string"><text:p text:style-name="P3">Hobgoblin </text:p></table:table-cell></table:table-row><table:table-row table:style-name="Tabela1.1"><table:table-cell table:style-name="Tabela1.A1" office:value-type="string"><text:p text:style-name="P3">86</text:p></table:table-cell><table:table-cell table:style-name="Tabela1.A1" office:value-type="string"><text:p text:style-name="P3">Wolf Rider </text:p></table:table-cell></table:table-row><table:table-row table:style-name="Tabela1.1"><table:table-cell table:style-name="Tabela1.A1" office:value-type="string"><text:p text:style-name="P3">87</text:p></table:table-cell><table:table-cell table:style-name="Tabela1.A1" office:value-type="string"><text:p text:style-name="P3">Wolf Raider </text:p></table:table-cell></table:table-row><table:table-row table:style-name="Tabela1.1"><table:table-cell table:style-name="Tabela1.A1" office:value-type="string"><text:p text:style-name="P3">88</text:p></table:table-cell><table:table-cell table:style-name="Tabela1.A1" office:value-type="string"><text:p text:style-name="P3">Orc </text:p></table:table-cell></table:table-row><table:table-row table:style-name="Tabela1.1"><table:table-cell table:style-name="Tabela1.A1" office:value-type="string"><text:p text:style-name="P3">89</text:p></table:table-cell><table:table-cell table:style-name="Tabela1.A1" office:value-type="string"><text:p text:style-name="P3">Orc Chieftain </text:p></table:table-cell></table:table-row><table:table-row table:style-name="Tabela1.1"><table:table-cell table:style-name="Tabela1.A1" office:value-type="string"><text:p text:style-name="P3">90</text:p></table:table-cell><table:table-cell table:style-name="Tabela1.A1" office:value-type="string"><text:p text:style-name="P3">Ogre </text:p></table:table-cell></table:table-row><table:table-row table:style-name="Tabela1.1"><table:table-cell table:style-name="Tabela1.A1" office:value-type="string"><text:p text:style-name="P3">91</text:p></table:table-cell><table:table-cell table:style-name="Tabela1.A1" office:value-type="string"><text:p text:style-name="P3">Ogre Mage </text:p></table:table-cell></table:table-row><table:table-row table:style-name="Tabela1.1"><table:table-cell table:style-name="Tabela1.A1" office:value-type="string"><text:p text:style-name="P3">92</text:p></table:table-cell><table:table-cell table:style-name="Tabela1.A1" office:value-type="string"><text:p text:style-name="P3">Roc </text:p></table:table-cell></table:table-row><table:table-row table:style-name="Tabela1.1"><table:table-cell table:style-name="Tabela1.A1" office:value-type="string"><text:p text:style-name="P3">93</text:p></table:table-cell><table:table-cell table:style-name="Tabela1.A1" office:value-type="string"><text:p text:style-name="P3">Thunderbird </text:p></table:table-cell></table:table-row><table:table-row table:style-name="Tabela1.1"><table:table-cell table:style-name="Tabela1.A1" office:value-type="string"><text:p text:style-name="P3">94</text:p></table:table-cell><table:table-cell table:style-name="Tabela1.A1" office:value-type="string"><text:p text:style-name="P3">Cyclops </text:p></table:table-cell></table:table-row><table:table-row table:style-name="Tabela1.1"><table:table-cell table:style-name="Tabela1.A1" office:value-type="string"><text:p text:style-name="P3">95</text:p></table:table-cell><table:table-cell table:style-name="Tabela1.A1" office:value-type="string"><text:p text:style-name="P3">Cyclops King </text:p></table:table-cell></table:table-row><table:table-row table:style-name="Tabela1.1"><table:table-cell table:style-name="Tabela1.A1" office:value-type="string"><text:p text:style-name="P3">96</text:p></table:table-cell><table:table-cell table:style-name="Tabela1.A1" office:value-type="string"><text:p text:style-name="P3">Behemoth </text:p></table:table-cell></table:table-row><table:table-row table:style-name="Tabela1.1"><table:table-cell table:style-name="Tabela1.A1" office:value-type="string"><text:p text:style-name="P3">97</text:p></table:table-cell><table:table-cell table:style-name="Tabela1.A1" office:value-type="string"><text:p text:style-name="P3">Ancient Behemoth </text:p></table:table-cell></table:table-row><table:table-row table:style-name="Tabela1.1"><table:table-cell table:style-name="Tabela1.A1" office:value-type="string"><text:p text:style-name="P3">98</text:p></table:table-cell><table:table-cell table:style-name="Tabela1.A1" office:value-type="string"><text:p text:style-name="P3">Gnoll </text:p></table:table-cell></table:table-row><table:table-row table:style-name="Tabela1.1"><table:table-cell table:style-name="Tabela1.A1" office:value-type="string"><text:p text:style-name="P3">99</text:p></table:table-cell><table:table-cell table:style-name="Tabela1.A1" office:value-type="string"><text:p text:style-name="P3">Gnoll Marauder </text:p></table:table-cell></table:table-row><table:table-row table:style-name="Tabela1.1"><table:table-cell table:style-name="Tabela1.A1" office:value-type="string"><text:p text:style-name="P3">100</text:p></table:table-cell><table:table-cell table:style-name="Tabela1.A1" office:value-type="string"><text:p text:style-name="P3">Lizardman </text:p></table:table-cell></table:table-row><table:table-row table:style-name="Tabela1.1"><table:table-cell table:style-name="Tabela1.A1" office:value-type="string"><text:p text:style-name="P3">101</text:p></table:table-cell><table:table-cell table:style-name="Tabela1.A1" office:value-type="string"><text:p text:style-name="P3">Lizard Warrior </text:p></table:table-cell></table:table-row><table:table-row table:style-name="Tabela1.1"><table:table-cell table:style-name="Tabela1.A1" office:value-type="string"><text:p text:style-name="P3">102</text:p></table:table-cell><table:table-cell table:style-name="Tabela1.A1" office:value-type="string"><text:p text:style-name="P3">Gorgon </text:p></table:table-cell></table:table-row><table:table-row table:style-name="Tabela1.1"><table:table-cell table:style-name="Tabela1.A1" office:value-type="string"><text:p text:style-name="P3">103</text:p></table:table-cell><table:table-cell table:style-name="Tabela1.A1" office:value-type="string"><text:p text:style-name="P3">Mighty Gorgon </text:p></table:table-cell></table:table-row><table:table-row table:style-name="Tabela1.1"><table:table-cell table:style-name="Tabela1.A1" office:value-type="string"><text:p text:style-name="P3">104</text:p></table:table-cell><table:table-cell table:style-name="Tabela1.A1" office:value-type="string"><text:p text:style-name="P3">Serpent Fly </text:p></table:table-cell></table:table-row><table:table-row table:style-name="Tabela1.1"><table:table-cell table:style-name="Tabela1.A1" office:value-type="string"><text:p text:style-name="P3">105</text:p></table:table-cell><table:table-cell table:style-name="Tabela1.A1" office:value-type="string"><text:p text:style-name="P3">Dragon Fly </text:p></table:table-cell></table:table-row><table:table-row table:style-name="Tabela1.1"><table:table-cell table:style-name="Tabela1.A1" office:value-type="string"><text:p text:style-name="P3">106</text:p></table:table-cell><table:table-cell table:style-name="Tabela1.A1" office:value-type="string"><text:p text:style-name="P3">Basilisk </text:p></table:table-cell></table:table-row><table:table-row table:style-name="Tabela1.1"><table:table-cell table:style-name="Tabela1.A1" office:value-type="string"><text:p text:style-name="P3">107</text:p></table:table-cell><table:table-cell table:style-name="Tabela1.A1" office:value-type="string"><text:p text:style-name="P3">Greater Basilisk </text:p></table:table-cell></table:table-row><table:table-row table:style-name="Tabela1.1"><table:table-cell table:style-name="Tabela1.A1" office:value-type="string"><text:p text:style-name="P3">108</text:p></table:table-cell><table:table-cell table:style-name="Tabela1.A1" office:value-type="string"><text:p text:style-name="P3">Wyvern </text:p></table:table-cell></table:table-row><table:table-row table:style-name="Tabela1.1"><table:table-cell table:style-name="Tabela1.A1" office:value-type="string"><text:p text:style-name="P3">109</text:p></table:table-cell><table:table-cell table:style-name="Tabela1.A1" office:value-type="string"><text:p text:style-name="P3">Wyvern Monarch </text:p></table:table-cell></table:table-row><table:table-row table:style-name="Tabela1.1"><table:table-cell table:style-name="Tabela1.A1" office:value-type="string"><text:p text:style-name="P3">110</text:p></table:table-cell><table:table-cell table:style-name="Tabela1.A1" office:value-type="string"><text:p text:style-name="P3">Hydra </text:p></table:table-cell></table:table-row><table:table-row table:style-name="Tabela1.1"><table:table-cell table:style-name="Tabela1.A1" office:value-type="string"><text:p text:style-name="P3">111</text:p></table:table-cell><table:table-cell table:style-name="Tabela1.A1" office:value-type="string"><text:p text:style-name="P3">Chaos Hydra </text:p></table:table-cell></table:table-row><table:table-row table:style-name="Tabela1.1"><table:table-cell table:style-name="Tabela1.A1" office:value-type="string"><text:p text:style-name="P3">112</text:p></table:table-cell><table:table-cell table:style-name="Tabela1.A1" office:value-type="string"><text:p text:style-name="P3">Air Elemental </text:p></table:table-cell></table:table-row><table:table-row table:style-name="Tabela1.1"><table:table-cell table:style-name="Tabela1.A1" office:value-type="string"><text:p text:style-name="P3">113</text:p></table:table-cell><table:table-cell table:style-name="Tabela1.A1" office:value-type="string"><text:p text:style-name="P3">Earth Elemental </text:p></table:table-cell></table:table-row><table:table-row table:style-name="Tabela1.1"><table:table-cell table:style-name="Tabela1.A1" office:value-type="string"><text:p text:style-name="P3">114</text:p></table:table-cell><table:table-cell table:style-name="Tabela1.A1" office:value-type="string"><text:p text:style-name="P3">Fire Elemental </text:p></table:table-cell></table:table-row><table:table-row table:style-name="Tabela1.1"><table:table-cell table:style-name="Tabela1.A1" office:value-type="string"><text:p text:style-name="P3">115</text:p></table:table-cell><table:table-cell table:style-name="Tabela1.A1" office:value-type="string"><text:p text:style-name="P3">Water Elemental </text:p></table:table-cell></table:table-row><table:table-row table:style-name="Tabela1.1"><table:table-cell table:style-name="Tabela1.A1" office:value-type="string"><text:p text:style-name="P3">116</text:p></table:table-cell><table:table-cell table:style-name="Tabela1.A1" office:value-type="string"><text:p text:style-name="P3">Gold Golem </text:p></table:table-cell></table:table-row><table:table-row table:style-name="Tabela1.1"><table:table-cell table:style-name="Tabela1.A1" office:value-type="string"><text:p text:style-name="P3">117</text:p></table:table-cell><table:table-cell table:style-name="Tabela1.A1" office:value-type="string"><text:p text:style-name="P3">Diamond Golem </text:p></table:table-cell></table:table-row><table:table-row table:style-name="Tabela1.1"><table:table-cell table:style-name="Tabela1.A1" office:value-type="string"><text:p text:style-name="P3">118</text:p></table:table-cell><table:table-cell table:style-name="Tabela1.A1" office:value-type="string"><text:p text:style-name="P3">Pixie </text:p></table:table-cell></table:table-row><table:table-row table:style-name="Tabela1.1"><table:table-cell table:style-name="Tabela1.A1" office:value-type="string"><text:p text:style-name="P3">119</text:p></table:table-cell><table:table-cell table:style-name="Tabela1.A1" office:value-type="string"><text:p text:style-name="P3">Sprite </text:p></table:table-cell></table:table-row><table:table-row table:style-name="Tabela1.1"><table:table-cell table:style-name="Tabela1.A1" office:value-type="string"><text:p text:style-name="P3">120</text:p></table:table-cell><table:table-cell table:style-name="Tabela1.A1" office:value-type="string"><text:p text:style-name="P3">Psychic Elemental </text:p></table:table-cell></table:table-row><table:table-row table:style-name="Tabela1.1"><table:table-cell table:style-name="Tabela1.A1" office:value-type="string"><text:p text:style-name="P3">121</text:p></table:table-cell><table:table-cell table:style-name="Tabela1.A1" office:value-type="string"><text:p text:style-name="P3">Magic Elemental </text:p></table:table-cell></table:table-row><table:table-row table:style-name="Tabela1.1"><table:table-cell table:style-name="Tabela1.A1" office:value-type="string"><text:p text:style-name="P3">122</text:p></table:table-cell><table:table-cell table:style-name="Tabela1.A1" office:value-type="string"><text:p text:style-name="P3"><text:span text:style-name="T11">Lord of Water</text:span> </text:p></table:table-cell></table:table-row><table:table-row table:style-name="Tabela1.1"><table:table-cell table:style-name="Tabela1.A1" office:value-type="string"><text:p text:style-name="P3">123</text:p></table:table-cell><table:table-cell table:style-name="Tabela1.A1" office:value-type="string"><text:p text:style-name="P3">Ice Elemental </text:p></table:table-cell></table:table-row><table:table-row table:style-name="Tabela1.1"><table:table-cell table:style-name="Tabela1.A1" office:value-type="string"><text:p text:style-name="P3">124</text:p></table:table-cell><table:table-cell table:style-name="Tabela1.A1" office:value-type="string"><text:p text:style-name="P3"><text:span text:style-name="T11">Lord of Earth</text:span> </text:p></table:table-cell></table:table-row><table:table-row table:style-name="Tabela1.1"><table:table-cell table:style-name="Tabela1.A1" office:value-type="string"><text:p text:style-name="P3">125</text:p></table:table-cell><table:table-cell table:style-name="Tabela1.A1" office:value-type="string"><text:p text:style-name="P3">Magma Elemental </text:p></table:table-cell></table:table-row><table:table-row table:style-name="Tabela1.1"><table:table-cell table:style-name="Tabela1.A1" office:value-type="string"><text:p text:style-name="P3">126</text:p></table:table-cell><table:table-cell table:style-name="Tabela1.A1" office:value-type="string"><text:p text:style-name="P15">Lord of Air</text:p></table:table-cell></table:table-row><table:table-row table:style-name="Tabela1.1"><table:table-cell table:style-name="Tabela1.A1" office:value-type="string"><text:p text:style-name="P3">127</text:p></table:table-cell><table:table-cell table:style-name="Tabela1.A1" office:value-type="string"><text:p text:style-name="P3">Storm Elemental </text:p></table:table-cell></table:table-row><table:table-row table:style-name="Tabela1.1"><table:table-cell table:style-name="Tabela1.A1" office:value-type="string"><text:p text:style-name="P3">128</text:p></table:table-cell><table:table-cell table:style-name="Tabela1.A1" office:value-type="string"><text:p text:style-name="P3"><text:span text:style-name="T11">Lord of Fire</text:span> </text:p></table:table-cell></table:table-row><table:table-row table:style-name="Tabela1.1"><table:table-cell table:style-name="Tabela1.A1" office:value-type="string"><text:p text:style-name="P3">129</text:p></table:table-cell><table:table-cell table:style-name="Tabela1.A1" office:value-type="string"><text:p text:style-name="P3">Energy Elemental </text:p></table:table-cell></table:table-row><table:table-row table:style-name="Tabela1.1"><table:table-cell table:style-name="Tabela1.A1" office:value-type="string"><text:p text:style-name="P3">130</text:p></table:table-cell><table:table-cell table:style-name="Tabela1.A1" office:value-type="string"><text:p text:style-name="P3">Firebird </text:p></table:table-cell></table:table-row><table:table-row table:style-name="Tabela1.1"><table:table-cell table:style-name="Tabela1.A1" office:value-type="string"><text:p text:style-name="P3">131</text:p></table:table-cell><table:table-cell table:style-name="Tabela1.A1" office:value-type="string"><text:p text:style-name="P3">Phoenix </text:p></table:table-cell></table:table-row><table:table-row table:style-name="Tabela1.1"><table:table-cell table:style-name="Tabela1.A1" office:value-type="string"><text:p text:style-name="P3">132</text:p></table:table-cell><table:table-cell table:style-name="Tabela1.A1" office:value-type="string"><text:p text:style-name="P3">Azure Dragon </text:p></table:table-cell></table:table-row><table:table-row table:style-name="Tabela1.1"><table:table-cell table:style-name="Tabela1.A1" office:value-type="string"><text:p text:style-name="P3">133</text:p></table:table-cell><table:table-cell table:style-name="Tabela1.A1" office:value-type="string"><text:p text:style-name="P3">Crystal Dragon </text:p></table:table-cell></table:table-row><table:table-row table:style-name="Tabela1.1"><table:table-cell table:style-name="Tabela1.A1" office:value-type="string"><text:p text:style-name="P3">134</text:p></table:table-cell><table:table-cell table:style-name="Tabela1.A1" office:value-type="string"><text:p text:style-name="P3">Faerie Dragon </text:p></table:table-cell></table:table-row><table:table-row table:style-name="Tabela1.1"><table:table-cell table:style-name="Tabela1.A1" office:value-type="string"><text:p text:style-name="P3">135</text:p></table:table-cell><table:table-cell table:style-name="Tabela1.A1" office:value-type="string"><text:p text:style-name="P3">Rust Dragon </text:p></table:table-cell></table:table-row><table:table-row table:style-name="Tabela1.1"><table:table-cell table:style-name="Tabela1.A1" office:value-type="string"><text:p text:style-name="P3">136</text:p></table:table-cell><table:table-cell table:style-name="Tabela1.A1" office:value-type="string"><text:p text:style-name="P3">Enchanter </text:p></table:table-cell></table:table-row><table:table-row table:style-name="Tabela1.1"><table:table-cell table:style-name="Tabela1.A1" office:value-type="string"><text:p text:style-name="P3">137</text:p></table:table-cell><table:table-cell table:style-name="Tabela1.A1" office:value-type="string"><text:p text:style-name="P3">Sharpshooter </text:p></table:table-cell></table:table-row><table:table-row table:style-name="Tabela1.1"><table:table-cell table:style-name="Tabela1.A1" office:value-type="string"><text:p text:style-name="P3">138</text:p></table:table-cell><table:table-cell table:style-name="Tabela1.A1" office:value-type="string"><text:p text:style-name="P3">Halfling </text:p></table:table-cell></table:table-row><table:table-row table:style-name="Tabela1.1"><table:table-cell table:style-name="Tabela1.A1" office:value-type="string"><text:p text:style-name="P3">139</text:p></table:table-cell><table:table-cell table:style-name="Tabela1.A1" office:value-type="string"><text:p text:style-name="P3">Peasant </text:p></table:table-cell></table:table-row><table:table-row table:style-name="Tabela1.1"><table:table-cell table:style-name="Tabela1.A1" office:value-type="string"><text:p text:style-name="P3">140</text:p></table:table-cell><table:table-cell table:style-name="Tabela1.A1" office:value-type="string"><text:p text:style-name="P2"><text:span text:style-name="T1">Boar </text:span><text:span text:style-name="T2">Rider</text:span></text:p></table:table-cell></table:table-row><table:table-row table:style-name="Tabela1.1"><table:table-cell table:style-name="Tabela1.A1" office:value-type="string"><text:p text:style-name="P3">141</text:p></table:table-cell><table:table-cell table:style-name="Tabela1.A1" office:value-type="string"><text:p text:style-name="P2"><text:span text:style-name="T1">Mummy </text:span><text:span text:style-name="T2">Priest</text:span></text:p></table:table-cell></table:table-row><table:table-row table:style-name="Tabela1.1"><table:table-cell table:style-name="Tabela1.A1" office:value-type="string"><text:p text:style-name="P3">142</text:p></table:table-cell><table:table-cell table:style-name="Tabela1.A1" office:value-type="string"><text:p text:style-name="P3">Nomad </text:p></table:table-cell></table:table-row><table:table-row table:style-name="Tabela1.1"><table:table-cell table:style-name="Tabela1.A1" office:value-type="string"><text:p text:style-name="P3">143</text:p></table:table-cell><table:table-cell table:style-name="Tabela1.A1" office:value-type="string"><text:p text:style-name="P3">Rogue </text:p></table:table-cell></table:table-row><table:table-row table:style-name="Tabela1.1"><table:table-cell table:style-name="Tabela1.A1" office:value-type="string"><text:p text:style-name="P3">144</text:p></table:table-cell><table:table-cell table:style-name="Tabela1.A1" office:value-type="string"><text:p text:style-name="P3">Troll </text:p></table:table-cell></table:table-row><table:table-row table:style-name="Tabela1.1"><table:table-cell table:style-name="Tabela1.A1" office:value-type="string"><text:p text:style-name="P3">145</text:p></table:table-cell><table:table-cell table:style-name="Tabela1.A1" office:value-type="string"><text:p text:style-name="P3">Catapult (specialty X1) </text:p></table:table-cell></table:table-row><table:table-row table:style-name="Tabela1.1"><table:table-cell table:style-name="Tabela1.A1" office:value-type="string"><text:p text:style-name="P3">146</text:p></table:table-cell><table:table-cell table:style-name="Tabela1.A1" office:value-type="string"><text:p text:style-name="P3">Ballista (specialty X1) </text:p></table:table-cell></table:table-row><table:table-row table:style-name="Tabela1.1"><table:table-cell table:style-name="Tabela1.A1" office:value-type="string"><text:p text:style-name="P3">147</text:p></table:table-cell><table:table-cell table:style-name="Tabela1.A1" office:value-type="string"><text:p text:style-name="P3">First Aid Tent (specialty X1) </text:p></table:table-cell></table:table-row><table:table-row table:style-name="Tabela1.1"><table:table-cell table:style-name="Tabela1.A1" office:value-type="string"><text:p text:style-name="P3">148</text:p></table:table-cell><table:table-cell table:style-name="Tabela1.A1" office:value-type="string"><text:p text:style-name="P3">Ammo Cart (specialty X1) </text:p></table:table-cell></table:table-row><table:table-row table:style-name="Tabela1.1"><table:table-cell table:style-name="Tabela1.A1" office:value-type="string"><text:p text:style-name="P3">149</text:p></table:table-cell><table:table-cell table:style-name="Tabela1.A1" office:value-type="string"><text:p text:style-name="P3">Arrow Towers (specialty X1) </text:p></table:table-cell></table:table-row><table:table-row table:style-name="Tabela1.1"><table:table-cell table:style-name="Tabela1.A1" office:value-type="string"><text:p text:style-name="P3">150</text:p></table:table-cell><table:table-cell table:style-name="Tabela1.A1" office:value-type="string"><text:p text:style-name="P3">SupremeArchangel </text:p></table:table-cell></table:table-row><table:table-row table:style-name="Tabela1.1"><table:table-cell table:style-name="Tabela1.A1" office:value-type="string"><text:p text:style-name="P3">151</text:p></table:table-cell><table:table-cell table:style-name="Tabela1.A1" office:value-type="string"><text:p text:style-name="P3">Diamond Dragon </text:p></table:table-cell></table:table-row><table:table-row table:style-name="Tabela1.1"><table:table-cell table:style-name="Tabela1.A1" office:value-type="string"><text:p text:style-name="P3">152</text:p></table:table-cell><table:table-cell table:style-name="Tabela1.A1" office:value-type="string"><text:p text:style-name="P3">Lord of Thunder </text:p></table:table-cell></table:table-row><table:table-row table:style-name="Tabela1.1"><table:table-cell table:style-name="Tabela1.A1" office:value-type="string"><text:p text:style-name="P3">153</text:p></table:table-cell><table:table-cell table:style-name="Tabela1.A1" office:value-type="string"><text:p text:style-name="P3">Antichrist </text:p></table:table-cell></table:table-row><table:table-row table:style-name="Tabela1.1"><table:table-cell table:style-name="Tabela1.A1" office:value-type="string"><text:p text:style-name="P3">154</text:p></table:table-cell><table:table-cell table:style-name="Tabela1.A1" office:value-type="string"><text:p text:style-name="P3">Blood Dragon </text:p></table:table-cell></table:table-row><table:table-row table:style-name="Tabela1.1"><table:table-cell table:style-name="Tabela1.A1" office:value-type="string"><text:p text:style-name="P3">155</text:p></table:table-cell><table:table-cell table:style-name="Tabela1.A1" office:value-type="string"><text:p text:style-name="P3">Darkness Dragon </text:p></table:table-cell></table:table-row><table:table-row table:style-name="Tabela1.1"><table:table-cell table:style-name="Tabela1.A1" office:value-type="string"><text:p text:style-name="P3">156</text:p></table:table-cell><table:table-cell table:style-name="Tabela1.A1" office:value-type="string"><text:p text:style-name="P3">Ghost Behemoth </text:p></table:table-cell></table:table-row><table:table-row table:style-name="Tabela1.1"><table:table-cell table:style-name="Tabela1.A1" office:value-type="string"><text:p text:style-name="P3">157</text:p></table:table-cell><table:table-cell table:style-name="Tabela1.A1" office:value-type="string"><text:p text:style-name="P3">Hell Hydra </text:p></table:table-cell></table:table-row><table:table-row table:style-name="Tabela1.1"><table:table-cell table:style-name="Tabela1.A1" office:value-type="string"><text:p text:style-name="P3">158</text:p></table:table-cell><table:table-cell table:style-name="Tabela1.A1" office:value-type="string"><text:p text:style-name="P3">Sacred Phoenix </text:p></table:table-cell></table:table-row><table:table-row table:style-name="Tabela1.1"><table:table-cell table:style-name="Tabela1.A1" office:value-type="string"><text:p text:style-name="P3">159</text:p></table:table-cell><table:table-cell table:style-name="Tabela1.A1" office:value-type="string"><text:p text:style-name="P3">Ghost </text:p></table:table-cell></table:table-row><table:table-row table:style-name="Tabela1.1"><table:table-cell table:style-name="Tabela1.A1" office:value-type="string"><text:p text:style-name="P3">160</text:p></table:table-cell><table:table-cell table:style-name="Tabela1.A1" office:value-type="string"><text:p text:style-name="P3">Emissary of War </text:p></table:table-cell></table:table-row><table:table-row table:style-name="Tabela1.1"><table:table-cell table:style-name="Tabela1.A1" office:value-type="string"><text:p text:style-name="P3">161</text:p></table:table-cell><table:table-cell table:style-name="Tabela1.A1" office:value-type="string"><text:p text:style-name="P3">Emissary of Peace </text:p></table:table-cell></table:table-row><table:table-row table:style-name="Tabela1.1"><table:table-cell table:style-name="Tabela1.A1" office:value-type="string"><text:p text:style-name="P3">162</text:p></table:table-cell><table:table-cell table:style-name="Tabela1.A1" office:value-type="string"><text:p text:style-name="P3">Emissary of Mana </text:p></table:table-cell></table:table-row><table:table-row table:style-name="Tabela1.1"><table:table-cell table:style-name="Tabela1.A1" office:value-type="string"><text:p text:style-name="P3">163</text:p></table:table-cell><table:table-cell table:style-name="Tabela1.A1" office:value-type="string"><text:p text:style-name="P3">Emissary of Lore </text:p></table:table-cell></table:table-row><table:table-row table:style-name="Tabela1.1"><table:table-cell table:style-name="Tabela1.A1" office:value-type="string"><text:p text:style-name="P3">164</text:p></table:table-cell><table:table-cell table:style-name="Tabela1.A1" office:value-type="string"><text:p text:style-name="P3">Fire Messenger </text:p></table:table-cell></table:table-row><table:table-row table:style-name="Tabela1.1"><table:table-cell table:style-name="Tabela1.A1" office:value-type="string"><text:p text:style-name="P3">165</text:p></table:table-cell><table:table-cell table:style-name="Tabela1.A1" office:value-type="string"><text:p text:style-name="P3">Earth Messenger </text:p></table:table-cell></table:table-row><table:table-row table:style-name="Tabela1.1"><table:table-cell table:style-name="Tabela1.A1" office:value-type="string"><text:p text:style-name="P3">166</text:p></table:table-cell><table:table-cell table:style-name="Tabela1.A1" office:value-type="string"><text:p text:style-name="P3">Air Messenger </text:p></table:table-cell></table:table-row><table:table-row table:style-name="Tabela1.1"><table:table-cell table:style-name="Tabela1.A1" office:value-type="string"><text:p text:style-name="P3">167</text:p></table:table-cell><table:table-cell table:style-name="Tabela1.A1" office:value-type="string"><text:p text:style-name="P3">Water Messenger </text:p></table:table-cell></table:table-row><table:table-row table:style-name="Tabela1.1"><table:table-cell table:style-name="Tabela1.A1" office:value-type="string"><text:p text:style-name="P3">168</text:p></table:table-cell><table:table-cell table:style-name="Tabela1.A1" office:value-type="string"><text:p text:style-name="P3">Gorynych </text:p></table:table-cell></table:table-row><table:table-row table:style-name="Tabela1.1"><table:table-cell table:style-name="Tabela1.A1" office:value-type="string"><text:p text:style-name="P3">169</text:p></table:table-cell><table:table-cell table:style-name="Tabela1.A1" office:value-type="string"><text:p text:style-name="P3">War zealot </text:p></table:table-cell></table:table-row><table:table-row table:style-name="Tabela1.1"><table:table-cell table:style-name="Tabela1.A1" office:value-type="string"><text:p text:style-name="P3">170</text:p></table:table-cell><table:table-cell table:style-name="Tabela1.A1" office:value-type="string"><text:p text:style-name="P3">Arctic Sharpshooter </text:p></table:table-cell></table:table-row><table:table-row table:style-name="Tabela1.1"><table:table-cell table:style-name="Tabela1.A1" office:value-type="string"><text:p text:style-name="P3">171</text:p></table:table-cell><table:table-cell table:style-name="Tabela1.A1" office:value-type="string"><text:p text:style-name="P3">Lava Sharpshooter </text:p></table:table-cell></table:table-row><table:table-row table:style-name="Tabela1.1"><table:table-cell table:style-name="Tabela1.A1" office:value-type="string"><text:p text:style-name="P3">172</text:p></table:table-cell><table:table-cell table:style-name="Tabela1.A1" office:value-type="string"><text:p text:style-name="P3">Nightmare </text:p></table:table-cell></table:table-row><table:table-row table:style-name="Tabela1.1"><table:table-cell table:style-name="Tabela1.A1" office:value-type="string"><text:p text:style-name="P3">173</text:p></table:table-cell><table:table-cell table:style-name="Tabela1.A1" office:value-type="string"><text:p text:style-name="P3">Santa Gremlin <text:bookmark text:name="comat1928"/></text:p></table:table-cell></table:table-row><table:table-row table:style-name="Tabela1.1"><table:table-cell table:style-name="Tabela1.A1" office:value-type="string"><text:p text:style-name="P3">174</text:p></table:table-cell><table:table-cell table:style-name="Tabela1.A1" office:value-type="string"><text:p text:style-name="P3">Paladin (attacker) </text:p></table:table-cell></table:table-row><table:table-row table:style-name="Tabela1.1"><table:table-cell table:style-name="Tabela1.A1" office:value-type="string"><text:p text:style-name="P3">175</text:p></table:table-cell><table:table-cell table:style-name="Tabela1.A1" office:value-type="string"><text:p text:style-name="P3">Hierophant (attacker) </text:p></table:table-cell></table:table-row><table:table-row table:style-name="Tabela1.1"><table:table-cell table:style-name="Tabela1.A1" office:value-type="string"><text:p text:style-name="P3">176</text:p></table:table-cell><table:table-cell table:style-name="Tabela1.A1" office:value-type="string"><text:p text:style-name="P3">Temple Guardian (attacker) </text:p></table:table-cell></table:table-row><table:table-row table:style-name="Tabela1.1"><table:table-cell table:style-name="Tabela1.A1" office:value-type="string"><text:p text:style-name="P3">177</text:p></table:table-cell><table:table-cell table:style-name="Tabela1.A1" office:value-type="string"><text:p text:style-name="P3">Succubus (attacker) </text:p></table:table-cell></table:table-row><table:table-row table:style-name="Tabela1.1"><table:table-cell table:style-name="Tabela1.A1" office:value-type="string"><text:p text:style-name="P3">178</text:p></table:table-cell><table:table-cell table:style-name="Tabela1.A1" office:value-type="string"><text:p text:style-name="P3">Soul Eater (attacker) </text:p></table:table-cell></table:table-row><table:table-row table:style-name="Tabela1.1"><table:table-cell table:style-name="Tabela1.A1" office:value-type="string"><text:p text:style-name="P3">179</text:p></table:table-cell><table:table-cell table:style-name="Tabela1.A1" office:value-type="string"><text:p text:style-name="P3">Brute (attacker) </text:p></table:table-cell></table:table-row><table:table-row table:style-name="Tabela1.1"><table:table-cell table:style-name="Tabela1.A1" office:value-type="string"><text:p text:style-name="P3">180</text:p></table:table-cell><table:table-cell table:style-name="Tabela1.A1" office:value-type="string"><text:p text:style-name="P3">Ogre Leader (attacker) </text:p></table:table-cell></table:table-row><table:table-row table:style-name="Tabela1.1"><table:table-cell table:style-name="Tabela1.A1" office:value-type="string"><text:p text:style-name="P3">181</text:p></table:table-cell><table:table-cell table:style-name="Tabela1.A1" office:value-type="string"><text:p text:style-name="P3">Shaman (attacker) </text:p></table:table-cell></table:table-row><table:table-row table:style-name="Tabela1.1"><table:table-cell table:style-name="Tabela1.A1" office:value-type="string"><text:p text:style-name="P3">182</text:p></table:table-cell><table:table-cell table:style-name="Tabela1.A1" office:value-type="string"><text:p text:style-name="P3">Astral Spirit (attacker) <text:bookmark text:name="comde1965"/></text:p></table:table-cell></table:table-row><table:table-row table:style-name="Tabela1.1"><table:table-cell table:style-name="Tabela1.A1" office:value-type="string"><text:p text:style-name="P3">183</text:p></table:table-cell><table:table-cell table:style-name="Tabela1.A1" office:value-type="string"><text:p text:style-name="P3">Paladin (defender) </text:p></table:table-cell></table:table-row><table:table-row table:style-name="Tabela1.1"><table:table-cell table:style-name="Tabela1.A1" office:value-type="string"><text:p text:style-name="P3">184</text:p></table:table-cell><table:table-cell table:style-name="Tabela1.A1" office:value-type="string"><text:p text:style-name="P3">Hierophant (defender) </text:p></table:table-cell></table:table-row><table:table-row table:style-name="Tabela1.1"><table:table-cell table:style-name="Tabela1.A1" office:value-type="string"><text:p text:style-name="P3">185</text:p></table:table-cell><table:table-cell table:style-name="Tabela1.A1" office:value-type="string"><text:p text:style-name="P3">Temple Guardian (defender) </text:p></table:table-cell></table:table-row><table:table-row table:style-name="Tabela1.1"><table:table-cell table:style-name="Tabela1.A1" office:value-type="string"><text:p text:style-name="P3">186</text:p></table:table-cell><table:table-cell table:style-name="Tabela1.A1" office:value-type="string"><text:p text:style-name="P3">Succubus (defender) </text:p></table:table-cell></table:table-row><table:table-row table:style-name="Tabela1.1"><table:table-cell table:style-name="Tabela1.A1" office:value-type="string"><text:p text:style-name="P3">187</text:p></table:table-cell><table:table-cell table:style-name="Tabela1.A1" office:value-type="string"><text:p text:style-name="P3">Soul Eater (defender) </text:p></table:table-cell></table:table-row><table:table-row table:style-name="Tabela1.1"><table:table-cell table:style-name="Tabela1.A1" office:value-type="string"><text:p text:style-name="P3">188</text:p></table:table-cell><table:table-cell table:style-name="Tabela1.A1" office:value-type="string"><text:p text:style-name="P3">Brute (defender) </text:p></table:table-cell></table:table-row><table:table-row table:style-name="Tabela1.1"><table:table-cell table:style-name="Tabela1.A1" office:value-type="string"><text:p text:style-name="P3">189</text:p></table:table-cell><table:table-cell table:style-name="Tabela1.A1" office:value-type="string"><text:p text:style-name="P3">Ogre Leader (defender) </text:p></table:table-cell></table:table-row><table:table-row table:style-name="Tabela1.1"><table:table-cell table:style-name="Tabela1.A1" office:value-type="string"><text:p text:style-name="P3">190</text:p></table:table-cell><table:table-cell table:style-name="Tabela1.A1" office:value-type="string"><text:p text:style-name="P3">Shaman (defender) </text:p></table:table-cell></table:table-row><table:table-row table:style-name="Tabela1.1"><table:table-cell table:style-name="Tabela1.A1" office:value-type="string"><text:p text:style-name="P3">191</text:p></table:table-cell><table:table-cell table:style-name="Tabela1.A1" office:value-type="string"><text:p text:style-name="P3">Astral Spirit (defender) </text:p></table:table-cell></table:table-row><table:table-row table:style-name="Tabela1.1"><table:table-cell table:style-name="Tabela1.A1" office:value-type="string"><text:p text:style-name="P3">192</text:p></table:table-cell><table:table-cell table:style-name="Tabela1.A1" office:value-type="string"><text:p text:style-name="P3">Sylvan Centaur</text:p></table:table-cell></table:table-row><table:table-row table:style-name="Tabela1.1"><table:table-cell table:style-name="Tabela1.A1" office:value-type="string"><text:p text:style-name="P3">193</text:p></table:table-cell><table:table-cell table:style-name="Tabela1.A1" office:value-type="string"><text:p text:style-name="P3">Sorceress</text:p></table:table-cell></table:table-row><table:table-row table:style-name="Tabela1.1"><table:table-cell table:style-name="Tabela1.A1" office:value-type="string"><text:p text:style-name="P3">194</text:p></table:table-cell><table:table-cell table:style-name="Tabela1.A1" office:value-type="string"><text:p text:style-name="P3">Werewolf</text:p></table:table-cell></table:table-row><table:table-row table:style-name="Tabela1.1"><table:table-cell table:style-name="Tabela1.A1" office:value-type="string"><text:p text:style-name="P3">195</text:p></table:table-cell><table:table-cell table:style-name="Tabela1.A1" office:value-type="string"><text:p text:style-name="P3">Hell Steed</text:p></table:table-cell></table:table-row><table:table-row table:style-name="Tabela1.1"><table:table-cell table:style-name="Tabela1.A1" office:value-type="string"><text:p text:style-name="P3">196</text:p></table:table-cell><table:table-cell table:style-name="Tabela1.A1" office:value-type="string"><text:p text:style-name="P3">Dracolich</text:p></table:table-cell></table:table-row><table:table-row table:style-name="Tabela1.1"><table:table-cell table:style-name="Tabela1.A1" office:value-type="string"><text:p text:style-name="P3">197</text:p></table:table-cell><table:table-cell table:style-name="Tabela1.A1" office:value-type="string"><text:p text:style-name="P2"><text:span text:style-name="T1">Fanatic</text:span><text:span text:style-name="T1"><draw:frame draw:style-name="fr2" draw:name="Imagine 6" text:anchor-type="as-char" svg:width="0.741cm" svg:height="0.291cm" draw:z-index="8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198</text:p></table:table-cell><table:table-cell table:style-name="Tabela1.A1" office:value-type="string"><text:p text:style-name="P2"><text:span text:style-name="T1">Monstrous Eye</text:span><text:span text:style-name="T1"><draw:frame draw:style-name="fr2" draw:name="Imagine 7" text:anchor-type="as-char" svg:width="0.741cm" svg:height="0.291cm" draw:z-index="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199</text:p></table:table-cell><table:table-cell table:style-name="Tabela1.A1" office:value-type="string"><text:p text:style-name="P2"><text:span text:style-name="T1">Ancient Dendroid</text:span><text:span text:style-name="T1"><draw:frame draw:style-name="fr2" draw:name="Imagine 8" text:anchor-type="as-char" svg:width="0.741cm" svg:height="0.291cm" draw:z-index="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0</text:p></table:table-cell><table:table-cell table:style-name="Tabela1.A1" office:value-type="string"><text:p text:style-name="P2"><text:span text:style-name="T1">Blood Minotaur</text:span><text:span text:style-name="T1"><draw:frame draw:style-name="fr2" draw:name="Imagine 5" text:anchor-type="as-char" svg:width="0.741cm" svg:height="0.291cm" draw:z-index="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1</text:p></table:table-cell><table:table-cell table:style-name="Tabela1.A1" office:value-type="string"><text:p text:style-name="P2"><text:span text:style-name="T1">Mineral Elemental</text:span><text:span text:style-name="T1"><draw:frame draw:style-name="fr2" draw:name="Imagine 9" text:anchor-type="as-char" svg:width="0.741cm" svg:height="0.291cm" draw:z-index="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2</text:p></table:table-cell><table:table-cell table:style-name="Tabela1.A1" office:value-type="string"><text:p text:style-name="P2"><text:span text:style-name="T1">Electricity Elemental</text:span><text:span text:style-name="T1"><draw:frame draw:style-name="fr2" draw:name="Imagine 10" text:anchor-type="as-char" svg:width="0.741cm" svg:height="0.291cm" draw:z-index="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3</text:p></table:table-cell><table:table-cell table:style-name="Tabela1.A1" office:value-type="string"><text:p text:style-name="P2"><text:span text:style-name="T1">Ancient Basilisk</text:span><text:span text:style-name="T1"><draw:frame draw:style-name="fr2" draw:name="Imagine 11" text:anchor-type="as-char" svg:width="0.741cm" svg:height="0.291cm" draw:z-index="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4</text:p></table:table-cell><table:table-cell table:style-name="Tabela1.A1" office:value-type="string"><text:p text:style-name="P2"><text:span text:style-name="T1">Wyvern Monarch</text:span><text:span text:style-name="T1"><draw:frame draw:style-name="fr2" draw:name="Imagine 12" text:anchor-type="as-char" svg:width="0.741cm" svg:height="0.291cm" draw:z-index="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5</text:p></table:table-cell><table:table-cell table:style-name="Tabela1.A1" office:value-type="string"><text:p text:style-name="P2"><text:span text:style-name="T2">Efreet Rajahs</text:span><text:span text:style-name="T1"><draw:frame draw:style-name="fr2" draw:name="Imagine 13" text:anchor-type="as-char" svg:width="0.741cm" svg:height="0.291cm" draw:z-index="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6</text:p></table:table-cell><table:table-cell table:style-name="Tabela1.A1" office:value-type="string"><text:p text:style-name="P2"><text:span text:style-name="T1">Medusa Matriarch</text:span><text:span text:style-name="T1"><draw:frame draw:style-name="fr2" draw:name="Imagine 15" text:anchor-type="as-char" svg:width="0.741cm" svg:height="0.291cm" draw:z-index="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7</text:p></table:table-cell><table:table-cell table:style-name="Tabela1.A1" office:value-type="string"><text:p text:style-name="P2"><text:span text:style-name="T1">Stormbird</text:span><text:span text:style-name="T1"><draw:frame draw:style-name="fr2" draw:name="Imagine 16" text:anchor-type="as-char" svg:width="0.741cm" svg:height="0.291cm" draw:z-index="1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8</text:p></table:table-cell><table:table-cell table:style-name="Tabela1.A1" office:value-type="string"><text:p text:style-name="P2"><text:span text:style-name="T1">Hurricane Elemental</text:span><text:span text:style-name="T1"><draw:frame draw:style-name="fr2" draw:name="Imagine 17" text:anchor-type="as-char" svg:width="0.741cm" svg:height="0.291cm" draw:z-index="1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09</text:p></table:table-cell><table:table-cell table:style-name="Tabela1.A1" office:value-type="string"><text:p text:style-name="P2"><text:span text:style-name="T1">Pit Master</text:span><text:span text:style-name="T1"><draw:frame draw:style-name="fr2" draw:name="Imagine 18" text:anchor-type="as-char" svg:width="0.741cm" svg:height="0.291cm" draw:z-index="1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0</text:p></table:table-cell><table:table-cell table:style-name="Tabela1.A1" office:value-type="string"><text:p text:style-name="P2"><text:span text:style-name="T1">Ancient Lich</text:span><text:span text:style-name="T1"><draw:frame draw:style-name="fr2" draw:name="Imagine 19" text:anchor-type="as-char" svg:width="0.741cm" svg:height="0.291cm" draw:z-index="1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1</text:p></table:table-cell><table:table-cell table:style-name="Tabela1.A1" office:value-type="string"><text:p text:style-name="P2"><text:span text:style-name="T1">Gnoll Raider</text:span><text:span text:style-name="T1"><draw:frame draw:style-name="fr2" draw:name="Imagine 20" text:anchor-type="as-char" svg:width="0.741cm" svg:height="0.291cm" draw:z-index="1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2</text:p></table:table-cell><table:table-cell table:style-name="Tabela1.A1" office:value-type="string"><text:p text:style-name="P2"><text:span text:style-name="T1">Greater Demon</text:span><text:span text:style-name="T1"><draw:frame draw:style-name="fr2" draw:name="Imagine 21" text:anchor-type="as-char" svg:width="0.741cm" svg:height="0.291cm" draw:z-index="1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3</text:p></table:table-cell><table:table-cell table:style-name="Tabela1.A1" office:value-type="string"><text:p text:style-name="P2"><text:span text:style-name="T1">Cesar Griffin</text:span><text:span text:style-name="T1"><draw:frame draw:style-name="fr2" draw:name="Imagine 22" text:anchor-type="as-char" svg:width="0.741cm" svg:height="0.291cm" draw:z-index="1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4</text:p></table:table-cell><table:table-cell table:style-name="Tabela1.A1" office:value-type="string"><text:p text:style-name="P2"><text:span text:style-name="T1">Holy Champion</text:span><text:span text:style-name="T1"><draw:frame draw:style-name="fr2" draw:name="Imagine 23" text:anchor-type="as-char" svg:width="0.741cm" svg:height="0.291cm" draw:z-index="1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5</text:p></table:table-cell><table:table-cell table:style-name="Tabela1.A1" office:value-type="string"><text:p text:style-name="P2"><text:span text:style-name="T1">Dwarf Defender</text:span><text:span text:style-name="T1"><draw:frame draw:style-name="fr2" draw:name="Imagine 24" text:anchor-type="as-char" svg:width="0.741cm" svg:height="0.291cm" draw:z-index="1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6</text:p></table:table-cell><table:table-cell table:style-name="Tabela1.A1" office:value-type="string"><text:p text:style-name="P2"><text:span text:style-name="T1">Legendary Unicorn</text:span><text:span text:style-name="T1"><draw:frame draw:style-name="fr2" draw:name="Imagine 25" text:anchor-type="as-char" svg:width="0.741cm" svg:height="0.291cm" draw:z-index="1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7</text:p></table:table-cell><table:table-cell table:style-name="Tabela1.A1" office:value-type="string"><text:p text:style-name="P2"><text:span text:style-name="T1">Cathedral Gargoyle</text:span><text:span text:style-name="T1"><draw:frame draw:style-name="fr2" draw:name="Imagine 26" text:anchor-type="as-char" svg:width="0.741cm" svg:height="0.291cm" draw:z-index="2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8</text:p></table:table-cell><table:table-cell table:style-name="Tabela1.A1" office:value-type="string"><text:p text:style-name="P2"><text:span text:style-name="T1">Skeleton Archer</text:span><text:span text:style-name="T1"><draw:frame draw:style-name="fr2" draw:name="Imagine 27" text:anchor-type="as-char" svg:width="0.741cm" svg:height="0.291cm" draw:z-index="2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19</text:p></table:table-cell><table:table-cell table:style-name="Tabela1.A1" office:value-type="string"><text:p text:style-name="P2"><text:span text:style-name="T1">Ogre Warlock</text:span><text:span text:style-name="T1"><draw:frame draw:style-name="fr2" draw:name="Imagine 28" text:anchor-type="as-char" svg:width="0.741cm" svg:height="0.291cm" draw:z-index="2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0</text:p></table:table-cell><table:table-cell table:style-name="Tabela1.A1" office:value-type="string"><text:p text:style-name="P2"><text:span text:style-name="T1">Dire Wolf</text:span><text:span text:style-name="T1"><draw:frame draw:style-name="fr2" draw:name="Imagine 29" text:anchor-type="as-char" svg:width="0.741cm" svg:height="0.291cm" draw:z-index="2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1</text:p></table:table-cell><table:table-cell table:style-name="Tabela1.A1" office:value-type="string"><text:p text:style-name="P2"><text:span text:style-name="T1">Arcane Reptilion</text:span><text:span text:style-name="T1"><draw:frame draw:style-name="fr2" draw:name="Imagine 30" text:anchor-type="as-char" svg:width="0.741cm" svg:height="0.291cm" draw:z-index="2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2</text:p></table:table-cell><table:table-cell table:style-name="Tabela1.A1" office:value-type="string"><text:p text:style-name="P2"><text:span text:style-name="T1">Blood Hornet</text:span><text:span text:style-name="T1"><draw:frame draw:style-name="fr2" draw:name="Imagine 31" text:anchor-type="as-char" svg:width="0.741cm" svg:height="0.291cm" draw:z-index="2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3</text:p></table:table-cell><table:table-cell table:style-name="Tabela1.A1" office:value-type="string"><text:p text:style-name="P2"><text:span text:style-name="T1">Golden Gorgon</text:span><text:span text:style-name="T1"><draw:frame draw:style-name="fr2" draw:name="Imagine 32" text:anchor-type="as-char" svg:width="0.741cm" svg:height="0.291cm" draw:z-index="2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4</text:p></table:table-cell><table:table-cell table:style-name="Tabela1.A1" office:value-type="string"><text:p text:style-name="P2"><text:span text:style-name="T1">Life Elemental</text:span><text:span text:style-name="T1"><draw:frame draw:style-name="fr2" draw:name="Imagine 33" text:anchor-type="as-char" svg:width="0.741cm" svg:height="0.291cm" draw:z-index="2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5</text:p></table:table-cell><table:table-cell table:style-name="Tabela1.A1" office:value-type="string"><text:p text:style-name="P2"><text:span text:style-name="T1">Void Elemental</text:span><text:span text:style-name="T1"><draw:frame draw:style-name="fr2" draw:name="Imagine 642" text:anchor-type="as-char" svg:width="0.741cm" svg:height="0.291cm" draw:z-index="2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6</text:p></table:table-cell><table:table-cell table:style-name="Tabela1.A1" office:value-type="string"><text:p text:style-name="P2"><text:span text:style-name="T1">Nosferatu</text:span><text:span text:style-name="T1"><draw:frame draw:style-name="fr2" draw:name="Imagine 643" text:anchor-type="as-char" svg:width="0.741cm" svg:height="0.291cm" draw:z-index="2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7</text:p></table:table-cell><table:table-cell table:style-name="Tabela1.A1" office:value-type="string"><text:p text:style-name="P2"><text:span text:style-name="T1">Nymph</text:span><text:span text:style-name="T1"><draw:frame draw:style-name="fr2" draw:name="Imagine 644" text:anchor-type="as-char" svg:width="0.741cm" svg:height="0.291cm" draw:z-index="3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8</text:p></table:table-cell><table:table-cell table:style-name="Tabela1.A1" office:value-type="string"><text:p text:style-name="P2"><text:span text:style-name="T1">Musketeer</text:span><text:span text:style-name="T1"><draw:frame draw:style-name="fr2" draw:name="Imagine 645" text:anchor-type="as-char" svg:width="0.741cm" svg:height="0.291cm" draw:z-index="3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29</text:p></table:table-cell><table:table-cell table:style-name="Tabela1.A1" office:value-type="string"><text:p text:style-name="P2"><text:span text:style-name="T1">Hunter</text:span><text:span text:style-name="T1"><draw:frame draw:style-name="fr2" draw:name="Imagine 646" text:anchor-type="as-char" svg:width="0.741cm" svg:height="0.291cm" draw:z-index="3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0</text:p></table:table-cell><table:table-cell table:style-name="Tabela1.A1" office:value-type="string"><text:p text:style-name="P2"><text:span text:style-name="T1">Master Archmage</text:span><text:span text:style-name="T1"><draw:frame draw:style-name="fr2" draw:name="Imagine 647" text:anchor-type="as-char" svg:width="0.741cm" svg:height="0.291cm" draw:z-index="3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1</text:p></table:table-cell><table:table-cell table:style-name="Tabela1.A1" office:value-type="string"><text:p text:style-name="P2"><text:span text:style-name="T1">Sacred Elf</text:span><text:span text:style-name="T1"><draw:frame draw:style-name="fr2" draw:name="Imagine 648" text:anchor-type="as-char" svg:width="0.741cm" svg:height="0.291cm" draw:z-index="3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2</text:p></table:table-cell><table:table-cell table:style-name="Tabela1.A1" office:value-type="string"><text:p text:style-name="P2"><text:span text:style-name="T1">Arcane Genie</text:span><text:span text:style-name="T1"><draw:frame draw:style-name="fr2" draw:name="Imagine 649" text:anchor-type="as-char" svg:width="0.741cm" svg:height="0.291cm" draw:z-index="3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3</text:p></table:table-cell><table:table-cell table:style-name="Tabela1.A1" office:value-type="string"><text:p text:style-name="P2"><text:span text:style-name="T1">Phosforous Troglodyte</text:span><text:span text:style-name="T1"><draw:frame draw:style-name="fr2" draw:name="Imagine 650" text:anchor-type="as-char" svg:width="0.741cm" svg:height="0.291cm" draw:z-index="3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4</text:p></table:table-cell><table:table-cell table:style-name="Tabela1.A1" office:value-type="string"><text:p text:style-name="P2"><text:span text:style-name="T1">Seducing Harpy</text:span><text:span text:style-name="T1"><draw:frame draw:style-name="fr2" draw:name="Imagine 651" text:anchor-type="as-char" svg:width="0.741cm" svg:height="0.291cm" draw:z-index="3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5</text:p></table:table-cell><table:table-cell table:style-name="Tabela1.A1" office:value-type="string"><text:p text:style-name="P2"><text:span text:style-name="T1">Grim Reaper</text:span><text:span text:style-name="T1"><draw:frame draw:style-name="fr2" draw:name="Imagine 652" text:anchor-type="as-char" svg:width="0.741cm" svg:height="0.291cm" draw:z-index="3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6</text:p></table:table-cell><table:table-cell table:style-name="Tabela1.A1" office:value-type="string"><text:p text:style-name="P2"><text:span text:style-name="T1">Scamp</text:span><text:span text:style-name="T1"><draw:frame draw:style-name="fr2" draw:name="Imagine 653" text:anchor-type="as-char" svg:width="0.741cm" svg:height="0.291cm" draw:z-index="3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7</text:p></table:table-cell><table:table-cell table:style-name="Tabela1.A1" office:value-type="string"><text:p text:style-name="P2"><text:span text:style-name="T1">Succubus</text:span><text:span text:style-name="T1"><draw:frame draw:style-name="fr2" draw:name="Imagine 654" text:anchor-type="as-char" svg:width="0.741cm" svg:height="0.291cm" draw:z-index="4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8</text:p></table:table-cell><table:table-cell table:style-name="Tabela1.A1" office:value-type="string"><text:p text:style-name="P2"><text:span text:style-name="T1">Astral Cerberus</text:span><text:span text:style-name="T1"><draw:frame draw:style-name="fr2" draw:name="Imagine 655" text:anchor-type="as-char" svg:width="0.741cm" svg:height="0.291cm" draw:z-index="4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39</text:p></table:table-cell><table:table-cell table:style-name="Tabela1.A1" office:value-type="string"><text:p text:style-name="P2"><text:span text:style-name="T1">Orc Leader</text:span><text:span text:style-name="T1"><draw:frame draw:style-name="fr2" draw:name="Imagine 656" text:anchor-type="as-char" svg:width="0.741cm" svg:height="0.291cm" draw:z-index="4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40</text:p></table:table-cell><table:table-cell table:style-name="Tabela1.A1" office:value-type="string"><text:p text:style-name="P2"><text:span text:style-name="T1">Spider Queen</text:span><text:span text:style-name="T1"><draw:frame draw:style-name="fr2" draw:name="Imagine 657" text:anchor-type="as-char" svg:width="0.741cm" svg:height="0.291cm" draw:z-index="4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41</text:p></table:table-cell><table:table-cell table:style-name="Tabela1.A1" office:value-type="string"><text:p text:style-name="P2"><text:span text:style-name="T1">Centamoth Thrower</text:span><text:span text:style-name="T1"><draw:frame draw:style-name="fr2" draw:name="Imagine 658" text:anchor-type="as-char" svg:width="0.741cm" svg:height="0.291cm" draw:z-index="4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42</text:p></table:table-cell><table:table-cell table:style-name="Tabela1.A1" office:value-type="string"><text:p text:style-name="P2"><text:span text:style-name="T1">Female Warlock</text:span><text:span text:style-name="T1"><draw:frame draw:style-name="fr2" draw:name="Imagine 659" text:anchor-type="as-char" svg:width="0.741cm" svg:height="0.291cm" draw:z-index="4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43</text:p></table:table-cell><table:table-cell table:style-name="Tabela1.A1" office:value-type="string"><text:p text:style-name="P4">Castle Guardian (Town Guardian)</text:p></table:table-cell></table:table-row><table:table-row table:style-name="Tabela1.1"><table:table-cell table:style-name="Tabela1.A1" office:value-type="string"><text:p text:style-name="P3">244</text:p></table:table-cell><table:table-cell table:style-name="Tabela1.A1" office:value-type="string"><text:p text:style-name="P4">Rampart Guardian (Town Guardian)</text:p></table:table-cell></table:table-row><table:table-row table:style-name="Tabela1.1"><table:table-cell table:style-name="Tabela1.A1" office:value-type="string"><text:p text:style-name="P3">245</text:p></table:table-cell><table:table-cell table:style-name="Tabela1.A1" office:value-type="string"><text:p text:style-name="P4">Tower Guardian (Town Guardian)</text:p></table:table-cell></table:table-row><table:table-row table:style-name="Tabela1.1"><table:table-cell table:style-name="Tabela1.A1" office:value-type="string"><text:p text:style-name="P3">246</text:p></table:table-cell><table:table-cell table:style-name="Tabela1.A1" office:value-type="string"><text:p text:style-name="P4">Inferno Guardian (Town Guardian)</text:p></table:table-cell></table:table-row><table:table-row table:style-name="Tabela1.1"><table:table-cell table:style-name="Tabela1.A1" office:value-type="string"><text:p text:style-name="P3">247</text:p></table:table-cell><table:table-cell table:style-name="Tabela1.A1" office:value-type="string"><text:p text:style-name="P4">Necro Guardian (Town Guardian)</text:p></table:table-cell></table:table-row><table:table-row table:style-name="Tabela1.1"><table:table-cell table:style-name="Tabela1.A1" office:value-type="string"><text:p text:style-name="P3">248</text:p></table:table-cell><table:table-cell table:style-name="Tabela1.A1" office:value-type="string"><text:p text:style-name="P4">Dungeon Guardian (Town Guardian)</text:p></table:table-cell></table:table-row><table:table-row table:style-name="Tabela1.1"><table:table-cell table:style-name="Tabela1.A1" office:value-type="string"><text:p text:style-name="P3">249</text:p></table:table-cell><table:table-cell table:style-name="Tabela1.A1" office:value-type="string"><text:p text:style-name="P4">Stronghold Guardian (Town Guardian)</text:p></table:table-cell></table:table-row><table:table-row table:style-name="Tabela1.1"><table:table-cell table:style-name="Tabela1.A1" office:value-type="string"><text:p text:style-name="P3">250</text:p></table:table-cell><table:table-cell table:style-name="Tabela1.A1" office:value-type="string"><text:p text:style-name="P4">Fortress Guardian (Town Guardian)</text:p></table:table-cell></table:table-row><table:table-row table:style-name="Tabela1.1"><table:table-cell table:style-name="Tabela1.A1" office:value-type="string"><text:p text:style-name="P3">251</text:p></table:table-cell><table:table-cell table:style-name="Tabela1.A1" office:value-type="string"><text:p text:style-name="P4">Conflux Guardian (Town Guardian)</text:p></table:table-cell></table:table-row><table:table-row table:style-name="Tabela1.1"><table:table-cell table:style-name="Tabela1.A1" office:value-type="string"><text:p text:style-name="P3">252</text:p></table:table-cell><table:table-cell table:style-name="Tabela1.A1" office:value-type="string"><text:p text:style-name="P2"><text:span text:style-name="T1">Red Wizard</text:span><text:span text:style-name="T1"><draw:frame draw:style-name="fr2" draw:name="Imagine 660" text:anchor-type="as-char" svg:width="0.741cm" svg:height="0.291cm" draw:z-index="4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3</text:p></table:table-cell><table:table-cell table:style-name="Tabela1.A1" office:value-type="string"><text:p text:style-name="P2"><text:span text:style-name="T1">Templar</text:span><text:span text:style-name="T1"><draw:frame draw:style-name="fr2" draw:name="Imagine 661" text:anchor-type="as-char" svg:width="0.741cm" svg:height="0.291cm" draw:z-index="4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4</text:p></table:table-cell><table:table-cell table:style-name="Tabela1.A1" office:value-type="string"><text:p text:style-name="P2"><text:span text:style-name="T1">Druid</text:span><text:span text:style-name="T1"><draw:frame draw:style-name="fr2" draw:name="Imagine 662" text:anchor-type="as-char" svg:width="0.741cm" svg:height="0.291cm" draw:z-index="4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5</text:p></table:table-cell><table:table-cell table:style-name="Tabela1.A1" office:value-type="string"><text:p text:style-name="P2"><text:span text:style-name="T1">Supreme Dracolich</text:span><text:span text:style-name="T1"><draw:frame draw:style-name="fr2" draw:name="Imagine 663" text:anchor-type="as-char" svg:width="0.741cm" svg:height="0.291cm" draw:z-index="4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6</text:p></table:table-cell><table:table-cell table:style-name="Tabela1.A1" office:value-type="string"><text:p text:style-name="P2"><text:span text:style-name="T1">Anubis Knight</text:span><text:span text:style-name="T1"><draw:frame draw:style-name="fr2" draw:name="Imagine 664" text:anchor-type="as-char" svg:width="0.741cm" svg:height="0.291cm" draw:z-index="5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7</text:p></table:table-cell><table:table-cell table:style-name="Tabela1.A1" office:value-type="string"><text:p text:style-name="P2"><text:span text:style-name="T1">Elephant Balista</text:span><text:span text:style-name="T1"><draw:frame draw:style-name="fr2" draw:name="Imagine 665" text:anchor-type="as-char" svg:width="0.741cm" svg:height="0.291cm" draw:z-index="5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8</text:p></table:table-cell><table:table-cell table:style-name="Tabela1.A1" office:value-type="string"><text:p text:style-name="P2"><text:span text:style-name="T1">Rainbow Snake</text:span><text:span text:style-name="T1"><draw:frame draw:style-name="fr2" draw:name="Imagine 666" text:anchor-type="as-char" svg:width="0.741cm" svg:height="0.291cm" draw:z-index="5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59</text:p></table:table-cell><table:table-cell table:style-name="Tabela1.A1" office:value-type="string"><text:p text:style-name="P2"><text:span text:style-name="T1">Young Pirate</text:span><text:span text:style-name="T1"><draw:frame draw:style-name="fr2" draw:name="Imagine 667" text:anchor-type="as-char" svg:width="0.741cm" svg:height="0.291cm" draw:z-index="5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0</text:p></table:table-cell><table:table-cell table:style-name="Tabela1.A1" office:value-type="string"><text:p text:style-name="P2"><text:span text:style-name="T1">Wererat</text:span><text:span text:style-name="T1"><draw:frame draw:style-name="fr2" draw:name="Imagine 668" text:anchor-type="as-char" svg:width="0.741cm" svg:height="0.291cm" draw:z-index="5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1</text:p></table:table-cell><table:table-cell table:style-name="Tabela1.A1" office:value-type="string"><text:p text:style-name="P2"><text:span text:style-name="T1">Rat</text:span><text:span text:style-name="T1"><draw:frame draw:style-name="fr2" draw:name="Imagine 669" text:anchor-type="as-char" svg:width="0.741cm" svg:height="0.291cm" draw:z-index="5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2</text:p></table:table-cell><table:table-cell table:style-name="Tabela1.A1" office:value-type="string"><text:p text:style-name="P2"><text:span text:style-name="T1">Demon Prince</text:span><text:span text:style-name="T1"><draw:frame draw:style-name="fr2" draw:name="Imagine 1" text:anchor-type="as-char" svg:width="0.741cm" svg:height="0.291cm" draw:z-index="5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3</text:p></table:table-cell><table:table-cell table:style-name="Tabela1.A1" office:value-type="string"><text:p text:style-name="P4">Harpy Countess</text:p></table:table-cell></table:table-row><table:table-row table:style-name="Tabela1.1"><table:table-cell table:style-name="Tabela1.A1" office:value-type="string"><text:p text:style-name="P3">264</text:p></table:table-cell><table:table-cell table:style-name="Tabela1.A1" office:value-type="string"><text:p text:style-name="P2"><text:span text:style-name="T1">Darkness Acoilte</text:span><text:span text:style-name="T1"><draw:frame draw:style-name="fr2" draw:name="Imagine 670" text:anchor-type="as-char" svg:width="0.741cm" svg:height="0.291cm" draw:z-index="5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5</text:p></table:table-cell><table:table-cell table:style-name="Tabela1.A1" office:value-type="string"><text:p text:style-name="P2"><text:span text:style-name="T1">Ice Acolite</text:span><text:span text:style-name="T1"><draw:frame draw:style-name="fr2" draw:name="Imagine 671" text:anchor-type="as-char" svg:width="0.741cm" svg:height="0.291cm" draw:z-index="5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6</text:p></table:table-cell><table:table-cell table:style-name="Tabela1.A1" office:value-type="string"><text:p text:style-name="P2"><text:span text:style-name="T1">Fire Acolite</text:span><text:span text:style-name="T1"><draw:frame draw:style-name="fr2" draw:name="Imagine 672" text:anchor-type="as-char" svg:width="0.741cm" svg:height="0.291cm" draw:z-index="5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7</text:p></table:table-cell><table:table-cell table:style-name="Tabela1.A1" office:value-type="string"><text:p text:style-name="P2"><text:span text:style-name="T1">War Priest</text:span><text:span text:style-name="T1"><draw:frame draw:style-name="fr2" draw:name="Imagine 673" text:anchor-type="as-char" svg:width="0.741cm" svg:height="0.291cm" draw:z-index="6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8</text:p></table:table-cell><table:table-cell table:style-name="Tabela1.A1" office:value-type="string"><text:p text:style-name="P2"><text:span text:style-name="T1">Raido</text:span><text:span text:style-name="T1"><draw:frame draw:style-name="fr2" draw:name="Imagine 674" text:anchor-type="as-char" svg:width="0.741cm" svg:height="0.291cm" draw:z-index="6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69</text:p></table:table-cell><table:table-cell table:style-name="Tabela1.A1" office:value-type="string"><text:p text:style-name="P2"><text:span text:style-name="T1">Coulubrine</text:span><text:span text:style-name="T1"><draw:frame draw:style-name="fr2" draw:name="Imagine 675" text:anchor-type="as-char" svg:width="0.741cm" svg:height="0.291cm" draw:z-index="6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0</text:p></table:table-cell><table:table-cell table:style-name="Tabela1.A1" office:value-type="string"><text:p text:style-name="P2"><text:span text:style-name="T1">Mantis</text:span><text:span text:style-name="T1"><draw:frame draw:style-name="fr2" draw:name="Imagine 676" text:anchor-type="as-char" svg:width="0.741cm" svg:height="0.291cm" draw:z-index="6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1</text:p></table:table-cell><table:table-cell table:style-name="Tabela1.A1" office:value-type="string"><text:p text:style-name="P2"><text:span text:style-name="T1">Magma Dragon</text:span><text:span text:style-name="T1"><draw:frame draw:style-name="fr2" draw:name="Imagine 677" text:anchor-type="as-char" svg:width="0.741cm" svg:height="0.291cm" draw:z-index="6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2</text:p></table:table-cell><table:table-cell table:style-name="Tabela1.A1" office:value-type="string"><text:p text:style-name="P2"><text:span text:style-name="T1">Sylvan Dragon</text:span><text:span text:style-name="T1"><draw:frame draw:style-name="fr2" draw:name="Imagine 678" text:anchor-type="as-char" svg:width="0.741cm" svg:height="0.291cm" draw:z-index="6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3</text:p></table:table-cell><table:table-cell table:style-name="Tabela1.A1" office:value-type="string"><text:p text:style-name="P2"><text:span text:style-name="T1">Astral Phoenix</text:span><text:span text:style-name="T1"><draw:frame draw:style-name="fr2" draw:name="Imagine 679" text:anchor-type="as-char" svg:width="0.741cm" svg:height="0.291cm" draw:z-index="6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4</text:p></table:table-cell><table:table-cell table:style-name="Tabela1.A1" office:value-type="string"><text:p text:style-name="P2"><text:span text:style-name="T1">Ifrit <text:s/>Khan</text:span><text:span text:style-name="T1"><draw:frame draw:style-name="fr2" draw:name="Imagine 2" text:anchor-type="as-char" svg:width="0.741cm" svg:height="0.291cm" draw:z-index="6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5</text:p></table:table-cell><table:table-cell table:style-name="Tabela1.A1" office:value-type="string"><text:p text:style-name="P2"><text:span text:style-name="T1">The Luggage</text:span><text:span text:style-name="T1"><draw:frame draw:style-name="fr2" draw:name="Imagine 680" text:anchor-type="as-char" svg:width="0.741cm" svg:height="0.291cm" draw:z-index="6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6</text:p></table:table-cell><table:table-cell table:style-name="Tabela1.A1" office:value-type="string"><text:p text:style-name="P4">Monstrous Eye</text:p></table:table-cell></table:table-row><table:table-row table:style-name="Tabela1.1"><table:table-cell table:style-name="Tabela1.A1" office:value-type="string"><text:p text:style-name="P3">277</text:p></table:table-cell><table:table-cell table:style-name="Tabela1.A1" office:value-type="string"><text:p text:style-name="P4">Deadly Wasp</text:p></table:table-cell></table:table-row><table:table-row table:style-name="Tabela1.1"><table:table-cell table:style-name="Tabela1.A1" office:value-type="string"><text:p text:style-name="P3">278</text:p></table:table-cell><table:table-cell table:style-name="Tabela1.A1" office:value-type="string"><text:p text:style-name="P2"><text:span text:style-name="T1">Cleric</text:span><text:span text:style-name="T1"><draw:frame draw:style-name="fr2" draw:name="Imagine 681" text:anchor-type="as-char" svg:width="0.741cm" svg:height="0.291cm" draw:z-index="69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79</text:p></table:table-cell><table:table-cell table:style-name="Tabela1.A1" office:value-type="string"><text:p text:style-name="P2"><text:span text:style-name="T1">Ghost Princess</text:span><text:span text:style-name="T1"><draw:frame draw:style-name="fr2" draw:name="Imagine 1258" text:anchor-type="as-char" svg:width="0.741cm" svg:height="0.291cm" draw:z-index="70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0</text:p></table:table-cell><table:table-cell table:style-name="Tabela1.A1" office:value-type="string"><text:p text:style-name="P2"><text:span text:style-name="T1">Beelzebub</text:span><text:span text:style-name="T1"><draw:frame draw:style-name="fr2" draw:name="Imagine 1259" text:anchor-type="as-char" svg:width="0.741cm" svg:height="0.291cm" draw:z-index="71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1</text:p></table:table-cell><table:table-cell table:style-name="Tabela1.A1" office:value-type="string"><text:p text:style-name="P2"><text:span text:style-name="T1">Elder Pirate</text:span><text:span text:style-name="T1"><draw:frame draw:style-name="fr2" draw:name="Imagine 1260" text:anchor-type="as-char" svg:width="0.741cm" svg:height="0.291cm" draw:z-index="72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2</text:p></table:table-cell><table:table-cell table:style-name="Tabela1.A1" office:value-type="string"><text:p text:style-name="P2"><text:span text:style-name="T1">Dark Elf Swordsman</text:span><text:span text:style-name="T1"><draw:frame draw:style-name="fr2" draw:name="Imagine 1261" text:anchor-type="as-char" svg:width="0.741cm" svg:height="0.291cm" draw:z-index="73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3</text:p></table:table-cell><table:table-cell table:style-name="Tabela1.A1" office:value-type="string"><text:p text:style-name="P2"><text:span text:style-name="T1">Satyr</text:span><text:span text:style-name="T1"><draw:frame draw:style-name="fr2" draw:name="Imagine 1262" text:anchor-type="as-char" svg:width="0.741cm" svg:height="0.291cm" draw:z-index="74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4</text:p></table:table-cell><table:table-cell table:style-name="Tabela1.A1" office:value-type="string"><text:p text:style-name="P2"><text:span text:style-name="T1">Amazon Bowman</text:span><text:span text:style-name="T1"><draw:frame draw:style-name="fr2" draw:name="Imagine 1263" text:anchor-type="as-char" svg:width="0.741cm" svg:height="0.291cm" draw:z-index="75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5</text:p></table:table-cell><table:table-cell table:style-name="Tabela1.A1" office:value-type="string"><text:p text:style-name="P2"><text:span text:style-name="T1">Priestess</text:span><text:span text:style-name="T1"><draw:frame draw:style-name="fr2" draw:name="Imagine 3" text:anchor-type="as-char" svg:width="0.741cm" svg:height="0.291cm" draw:z-index="76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6</text:p></table:table-cell><table:table-cell table:style-name="Tabela1.A1" office:value-type="string"><text:p text:style-name="P2"><text:span text:style-name="T1">Chinese Dragon</text:span><text:span text:style-name="T1"><draw:frame draw:style-name="fr2" draw:name="Imagine 1264" text:anchor-type="as-char" svg:width="0.741cm" svg:height="0.291cm" draw:z-index="77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87</text:p></table:table-cell><table:table-cell table:style-name="Tabela1.A1" office:value-type="string"><text:p text:style-name="P4">Planeswalker</text:p></table:table-cell></table:table-row><table:table-row table:style-name="Tabela1.1"><table:table-cell table:style-name="Tabela1.A1" office:value-type="string"><text:p text:style-name="P3">288</text:p></table:table-cell><table:table-cell table:style-name="Tabela1.A1" office:value-type="string"><text:p text:style-name="P4">Elder Ghosts</text:p></table:table-cell></table:table-row><table:table-row table:style-name="Tabela1.1"><table:table-cell table:style-name="Tabela1.A1" office:value-type="string"><text:p text:style-name="P3">289</text:p></table:table-cell><table:table-cell table:style-name="Tabela1.A1" office:value-type="string"><text:p text:style-name="P4">Prehistoric Basilisk</text:p></table:table-cell></table:table-row><table:table-row table:style-name="Tabela1.1"><table:table-cell table:style-name="Tabela1.A1" office:value-type="string"><text:p text:style-name="P3">290</text:p></table:table-cell><table:table-cell table:style-name="Tabela1.A1" office:value-type="string"><text:p text:style-name="P2"><text:span text:style-name="T1">Mummy Servant</text:span><text:span text:style-name="T1"><draw:frame draw:style-name="fr2" draw:name="Imagine 4" text:anchor-type="as-char" svg:width="0.741cm" svg:height="0.291cm" draw:z-index="78"><draw:image xlink:href="Pictures/100002000000001C0000000BB9379510DC0A1CBF.gif" xlink:type="simple" xlink:show="embed" xlink:actuate="onLoad"/><svg:desc>H:\Games\Heroes 3 Complete\Help\Erm Help 2.81\images\new.gif</svg:desc></draw:frame></text:span></text:p></table:table-cell></table:table-row><table:table-row table:style-name="Tabela1.1"><table:table-cell table:style-name="Tabela1.A1" office:value-type="string"><text:p text:style-name="P3">291</text:p></table:table-cell><table:table-cell table:style-name="Tabela1.A1" office:value-type="string"><text:p text:style-name="P2"><text:span text:style-name="T1">Centaur Archer</text:span><text:span text:style-name="T1"><draw:frame draw:style-name="fr2" draw:name="Imagine 14" text:anchor-type="as-char" svg:width="0.741cm" svg:height="0.291cm" draw:z-index="79"><draw:image xlink:href="Pictures/100002000000001C0000000BB9379510DC0A1CBF.gif" xlink:type="simple" xlink:show="embed" xlink:actuate="onLoad"/><svg:desc>H:\Games\Heroes 3 Complete\Help\Erm Help 2.81\images\new.gif</svg:desc></draw:frame></text:span><text:bookmark text:name="_GoBack2402"/></text:p></table:table-cell></table:table-row><table:table-row table:style-name="Tabela1.1"><table:table-cell table:style-name="Tabela1.A1" office:value-type="string"><text:p text:style-name="P3">292</text:p></table:table-cell><table:table-cell table:style-name="Tabela1.A1" office:value-type="string"><text:p text:style-name="P4">Nicolai</text:p></table:table-cell></table:table-row><table:table-row table:style-name="Tabela1.1"><table:table-cell table:style-name="Tabela1.A1" office:value-type="string"><text:p text:style-name="P3">293</text:p></table:table-cell><table:table-cell table:style-name="Tabela1.A1" office:value-type="string"><text:p text:style-name="P4">Sylfaen Dragon</text:p></table:table-cell></table:table-row><table:table-row table:style-name="Tabela1.1"><table:table-cell table:style-name="Tabela1.A1" office:value-type="string"><text:p text:style-name="P3">294</text:p></table:table-cell><table:table-cell table:style-name="Tabela1.A1" office:value-type="string"><text:p text:style-name="P4">Paladin (Neutral)</text:p></table:table-cell></table:table-row><table:table-row table:style-name="Tabela1.1"><table:table-cell table:style-name="Tabela1.A1" office:value-type="string"><text:p text:style-name="P3">295</text:p></table:table-cell><table:table-cell table:style-name="Tabela1.A1" office:value-type="string"><text:p text:style-name="P4">Hierophant (Neutral)</text:p></table:table-cell></table:table-row><table:table-row table:style-name="Tabela1.1"><table:table-cell table:style-name="Tabela1.A1" office:value-type="string"><text:p text:style-name="P3">296</text:p></table:table-cell><table:table-cell table:style-name="Tabela1.A1" office:value-type="string"><text:p text:style-name="P4">Temple Guardian (Neutral)</text:p></table:table-cell></table:table-row><table:table-row table:style-name="Tabela1.1"><table:table-cell table:style-name="Tabela1.A1" office:value-type="string"><text:p text:style-name="P3">297</text:p></table:table-cell><table:table-cell table:style-name="Tabela1.A1" office:value-type="string"><text:p text:style-name="P4">Succubus (Neutral)</text:p></table:table-cell></table:table-row><table:table-row table:style-name="Tabela1.1"><table:table-cell table:style-name="Tabela1.A1" office:value-type="string"><text:p text:style-name="P3">298</text:p></table:table-cell><table:table-cell table:style-name="Tabela1.A1" office:value-type="string"><text:p text:style-name="P4">Soul Eater (Neutral)</text:p></table:table-cell></table:table-row><table:table-row table:style-name="Tabela1.1"><table:table-cell table:style-name="Tabela1.A1" office:value-type="string"><text:p text:style-name="P3">299</text:p></table:table-cell><table:table-cell table:style-name="Tabela1.A1" office:value-type="string"><text:p text:style-name="P4">Brute (Neutral)</text:p></table:table-cell></table:table-row><table:table-row table:style-name="Tabela1.1"><table:table-cell table:style-name="Tabela1.A1" office:value-type="string"><text:p text:style-name="P3">300</text:p></table:table-cell><table:table-cell table:style-name="Tabela1.A1" office:value-type="string"><text:p text:style-name="P4">Ogre Leader (Neutral)</text:p></table:table-cell></table:table-row><table:table-row table:style-name="Tabela1.1"><table:table-cell table:style-name="Tabela1.A1" office:value-type="string"><text:p text:style-name="P3">301</text:p></table:table-cell><table:table-cell table:style-name="Tabela1.A1" office:value-type="string"><text:p text:style-name="P4">Soul Shaman (Neutral)</text:p></table:table-cell></table:table-row><table:table-row table:style-name="Tabela1.1"><table:table-cell table:style-name="Tabela1.A1" office:value-type="string"><text:p text:style-name="P3">302</text:p></table:table-cell><table:table-cell table:style-name="Tabela1.A1" office:value-type="string"><text:p text:style-name="P4">Astral Spirit (Neutral)</text:p></table:table-cell></table:table-row><table:table-row table:style-name="Tabela1.1"><table:table-cell table:style-name="Tabela1.A1" office:value-type="string"><text:p text:style-name="P3">303</text:p></table:table-cell><table:table-cell table:style-name="Tabela1.A1" office:value-type="string"><text:p text:style-name="P4"><text:span text:style-name="T3">Necro</text:span> Tent (War Machine – tent - <text:span text:style-name="T6">attacker</text:span>)</text:p></table:table-cell></table:table-row><table:table-row table:style-name="Tabela1.1"><table:table-cell table:style-name="Tabela1.A1" office:value-type="string"><text:p text:style-name="P3">304</text:p></table:table-cell><table:table-cell table:style-name="Tabela1.A1" office:value-type="string"><text:p text:style-name="P4">Battle Catapult (War Machine – Ballistics Skill - <text:span text:style-name="T6">attacker</text:span>)</text:p></table:table-cell></table:table-row><table:table-row table:style-name="Tabela1.1"><table:table-cell table:style-name="Tabela1.A1" office:value-type="string"><text:p text:style-name="P3">305</text:p></table:table-cell><table:table-cell table:style-name="Tabela1.A1" office:value-type="string"><text:p text:style-name="P4">Cannon (War Machine – Ba<text:span text:style-name="T6">l</text:span>lista - <text:span text:style-name="T6">attacker</text:span>)</text:p></table:table-cell></table:table-row><table:table-row table:style-name="Tabela1.1"><table:table-cell table:style-name="Tabela1.A1" office:value-type="string"><text:p text:style-name="P3">306</text:p></table:table-cell><table:table-cell table:style-name="Tabela1.A1" office:value-type="string"><text:p text:style-name="P6">Hell Tent <text:span text:style-name="T4">(Inferno - Attacker)</text:span></text:p></table:table-cell></table:table-row><table:table-row table:style-name="Tabela1.1"><table:table-cell table:style-name="Tabela1.A308" office:value-type="string"><text:p text:style-name="P10">307</text:p></table:table-cell><table:table-cell table:style-name="Tabela1.A308" office:value-type="string"><text:p text:style-name="P11">Blue Tent <text:span text:style-name="T5">(Tower - Attacker)</text:span></text:p></table:table-cell></table:table-row><table:table-row table:style-name="Tabela1.1"><table:table-cell table:style-name="Tabela1.A308" office:value-type="string"><text:p text:style-name="P13">308</text:p></table:table-cell><table:table-cell table:style-name="Tabela1.A308" office:value-type="string"><text:p text:style-name="P7">… <text:span text:style-name="T7">Tent (Rampart <text:s/>- Attacker)</text:span></text:p></table:table-cell></table:table-row><table:table-row table:style-name="Tabela1.1"><table:table-cell table:style-name="Tabela1.A308" office:value-type="string"><text:p text:style-name="P14">309</text:p></table:table-cell><table:table-cell table:style-name="Tabela1.A308" office:value-type="string"><text:p text:style-name="P8">… <text:span text:style-name="T7">Tent (Dungeon <text:s/>- Attacker)</text:span></text:p></table:table-cell></table:table-row><table:table-row table:style-name="Tabela1.1"><table:table-cell table:style-name="Tabela1.A308" office:value-type="string"><text:p text:style-name="P14">310</text:p></table:table-cell><table:table-cell table:style-name="Tabela1.A308" office:value-type="string"><text:p text:style-name="P8">… <text:span text:style-name="T7">Tent (Stronghold <text:s/>- Attacker)</text:span></text:p></table:table-cell></table:table-row><table:table-row table:style-name="Tabela1.1"><table:table-cell table:style-name="Tabela1.A308" office:value-type="string"><text:p text:style-name="P14">311</text:p></table:table-cell><table:table-cell table:style-name="Tabela1.A308" office:value-type="string"><text:p text:style-name="P8">… <text:span text:style-name="T7">Tent (Fortress <text:s/>- Attacker)</text:span></text:p></table:table-cell></table:table-row><table:table-row table:style-name="Tabela1.1"><table:table-cell table:style-name="Tabela1.A308" office:value-type="string"><text:p text:style-name="P14">312</text:p></table:table-cell><table:table-cell table:style-name="Tabela1.A308" office:value-type="string"><text:p text:style-name="P8">… <text:span text:style-name="T7">Tent (Conflux - Attacker)</text:span></text:p></table:table-cell></table:table-row><table:table-row table:style-name="Tabela1.1"><table:table-cell table:style-name="Tabela1.A308" office:value-type="string"><text:p text:style-name="P14">313</text:p></table:table-cell><table:table-cell table:style-name="Tabela1.A308" office:value-type="string"><text:p text:style-name="P8">… <text:span text:style-name="T7">Tent (Castle - Attacker)</text:span></text:p></table:table-cell></table:table-row><table:table-row table:style-name="Tabela1.1"><table:table-cell table:style-name="Tabela1.A308" office:value-type="string"><text:p text:style-name="P3">3<text:span text:style-name="T8">14</text:span></text:p></table:table-cell><table:table-cell table:style-name="Tabela1.A308" office:value-type="string"><text:p text:style-name="P4"><text:span text:style-name="T3">Necro</text:span> Tent (War Machine – tent - <text:span text:style-name="T9">defender</text:span>)</text:p></table:table-cell></table:table-row><table:table-row table:style-name="Tabela1.1"><table:table-cell table:style-name="Tabela1.A308" office:value-type="string"><text:p text:style-name="P3">3<text:span text:style-name="T8">15</text:span></text:p></table:table-cell><table:table-cell table:style-name="Tabela1.A308" office:value-type="string"><text:p text:style-name="P5">Battle Catapult (War Machine – Ballistics Skill - <text:span text:style-name="T9">defender</text:span>)</text:p></table:table-cell></table:table-row><table:table-row table:style-name="Tabela1.1"><table:table-cell table:style-name="Tabela1.A308" office:value-type="string"><text:p text:style-name="P3">3<text:span text:style-name="T8">16</text:span></text:p></table:table-cell><table:table-cell table:style-name="Tabela1.A308" office:value-type="string"><text:p text:style-name="P5">Cannon (War Machine – Ba<text:span text:style-name="T6">l</text:span>lista - <text:span text:style-name="T9">defender</text:span>)</text:p></table:table-cell></table:table-row><table:table-row table:style-name="Tabela1.1"><table:table-cell table:style-name="Tabela1.A308" office:value-type="string"><text:p text:style-name="P3">3<text:span text:style-name="T8">17</text:span></text:p></table:table-cell><table:table-cell table:style-name="Tabela1.A308" office:value-type="string"><text:p text:style-name="P9">Hell Tent <text:span text:style-name="T4">(Inferno - defender)</text:span></text:p></table:table-cell></table:table-row><table:table-row table:style-name="Tabela1.1"><table:table-cell table:style-name="Tabela1.A308" office:value-type="string"><text:p text:style-name="P10">3<text:span text:style-name="T8">18</text:span></text:p></table:table-cell><table:table-cell table:style-name="Tabela1.A308" office:value-type="string"><text:p text:style-name="P12">Blue Tent <text:span text:style-name="T5">(Tower - defender)</text:span></text:p></table:table-cell></table:table-row><table:table-row table:style-name="Tabela1.1"><table:table-cell table:style-name="Tabela1.A308" office:value-type="string"><text:p text:style-name="P13">3<text:span text:style-name="T10">19</text:span></text:p></table:table-cell><table:table-cell table:style-name="Tabela1.A308" office:value-type="string"><text:p text:style-name="P9">… <text:span text:style-name="T7">Tent (Rampart <text:s/>- defender)</text:span></text:p></table:table-cell></table:table-row><table:table-row table:style-name="Tabela1.1"><table:table-cell table:style-name="Tabela1.A308" office:value-type="string"><text:p text:style-name="P14">3<text:span text:style-name="T8">20</text:span></text:p></table:table-cell><table:table-cell table:style-name="Tabela1.A308" office:value-type="string"><text:p text:style-name="P9">… <text:span text:style-name="T7">Tent (Dungeon <text:s/>- defender)</text:span></text:p></table:table-cell></table:table-row><table:table-row table:style-name="Tabela1.1"><table:table-cell table:style-name="Tabela1.A308" office:value-type="string"><text:p text:style-name="P14">3<text:span text:style-name="T8">21</text:span></text:p></table:table-cell><table:table-cell table:style-name="Tabela1.A308" office:value-type="string"><text:p text:style-name="P9">… <text:span text:style-name="T7">Tent (Stronghold <text:s/>- defender)</text:span></text:p></table:table-cell></table:table-row><table:table-row table:style-name="Tabela1.1"><table:table-cell table:style-name="Tabela1.A308" office:value-type="string"><text:p text:style-name="P14">3<text:span text:style-name="T8">22</text:span></text:p></table:table-cell><table:table-cell table:style-name="Tabela1.A308" office:value-type="string"><text:p text:style-name="P9">… <text:span text:style-name="T7">Tent (Fortress <text:s/>- defender)</text:span></text:p></table:table-cell></table:table-row><table:table-row table:style-name="Tabela1.1"><table:table-cell table:style-name="Tabela1.A308" office:value-type="string"><text:p text:style-name="P14">3<text:span text:style-name="T8">23</text:span></text:p></table:table-cell><table:table-cell table:style-name="Tabela1.A308" office:value-type="string"><text:p text:style-name="P9">… <text:span text:style-name="T7">Tent (Conflux - defender)</text:span></text:p></table:table-cell></table:table-row><table:table-row table:style-name="Tabela1.1"><table:table-cell table:style-name="Tabela1.A308" office:value-type="string"><text:p text:style-name="P14">3<text:span text:style-name="T8">24</text:span></text:p></table:table-cell><table:table-cell table:style-name="Tabela1.A308" office:value-type="string"><text:p text:style-name="P9">… <text:span text:style-name="T7">Tent (Castle - defender)</text:span></text:p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table:table-row table:style-name="Tabela1.1"><table:table-cell table:style-name="Tabela1.A308" office:value-type="string"><text:p text:style-name="P14"/></table:table-cell><table:table-cell table:style-name="Tabela1.A308" office:value-type="string"><text:p text:style-name="P9"/></table:table-cell></table:table-row></table:table></draw:text-box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Antet_20_Caracter" style:display-name="Antet Caracter" style:family="text" style:parent-style-name="Default_20_Paragraph_20_Font"/>
    <style:style style:name="Subsol_20_Caracter" style:display-name="Subsol Caracte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56cm" style:num-format="1" style:print-orientation="portrait" fo:margin-top="2.54cm" fo:margin-bottom="1.27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Popa</meta:initial-creator>
    <meta:editing-cycles>53</meta:editing-cycles>
    <meta:print-date>2016-10-29T15:31:00</meta:print-date>
    <meta:creation-date>2016-10-29T14:32:00</meta:creation-date>
    <dc:date>2018-04-30T15:54:39.319000000</dc:date>
    <meta:editing-duration>PT4H24M27S</meta:editing-duration>
    <meta:generator>LibreOffice/5.1.4.2$Windows_x86 LibreOffice_project/f99d75f39f1c57ebdd7ffc5f42867c12031db97a</meta:generator>
    <meta:document-statistic meta:table-count="1" meta:image-count="80" meta:object-count="0" meta:page-count="1" meta:paragraph-count="652" meta:word-count="1006" meta:character-count="5594" meta:non-whitespace-character-count="50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